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99mm"/>
    </style:style>
    <style:style style:name="co2" style:family="table-column">
      <style:table-column-properties fo:break-before="auto" style:column-width="8.52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106">
      <style:table-cell-properties fo:background-color="transparent"/>
    </style:style>
    <style:style style:name="ce3" style:family="table-cell" style:parent-style-name="Default" style:data-style-name="N106">
      <style:table-cell-properties fo:background-color="#ccff00"/>
    </style:style>
  </office:automatic-styles>
  <office:body>
    <office:spreadsheet>
      <table:table table:name="Calculo_covertura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7" table:default-cell-style-name="ce1"/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635" calcext:value-type="float">
            <text:p>1635</text:p>
          </table:table-cell>
          <table:table-cell office:value-type="float" office:value="281" calcext:value-type="float">
            <text:p>281</text:p>
          </table:table-cell>
          <table:table-cell office:value-type="float" office:value="255" calcext:value-type="float">
            <text:p>255</text:p>
          </table:table-cell>
          <table:table-cell office:value-type="float" office:value="209" calcext:value-type="float">
            <text:p>209</text:p>
          </table:table-cell>
          <table:table-cell office:value-type="float" office:value="1011" calcext:value-type="float">
            <text:p>10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Resultados caracterizador/25_-10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906" calcext:value-type="float">
            <text:p>906</text:p>
          </table:table-cell>
          <table:table-cell table:formula="of:=[.B2]/[.B$1]" office:value-type="float" office:value="0.889763779527559" calcext:value-type="float">
            <text:p>0.8898</text:p>
          </table:table-cell>
          <table:table-cell table:formula="of:=[.C2]/[.C$1]" office:value-type="float" office:value="0.106422018348624" calcext:value-type="float">
            <text:p>0.1064</text:p>
          </table:table-cell>
          <table:table-cell table:formula="of:=[.D2]/[.D$1]" office:value-type="float" office:value="0.669039145907473" calcext:value-type="float">
            <text:p>0.6690</text:p>
          </table:table-cell>
          <table:table-cell table:formula="of:=[.E2]/[.E$1]" office:value-type="float" office:value="0.776470588235294" calcext:value-type="float">
            <text:p>0.7765</text:p>
          </table:table-cell>
          <table:table-cell table:formula="of:=[.F2]/[.F$1]" office:value-type="float" office:value="0.507177033492823" calcext:value-type="float">
            <text:p>0.5072</text:p>
          </table:table-cell>
          <table:table-cell table:formula="of:=[.G2]/[.G$1]" office:value-type="float" office:value="0.896142433234421" calcext:value-type="float">
            <text:p>0.8961</text:p>
          </table:table-cell>
          <table:table-cell table:formula="of:=AVERAGE([.H2:.M2])" office:value-type="float" office:value="0.640835833124366" calcext:value-type="float">
            <text:p>0.6408</text:p>
          </table:table-cell>
        </table:table-row>
        <table:table-row table:style-name="ro1">
          <table:table-cell office:value-type="string" calcext:value-type="string">
            <text:p>Resultados caracterizador/25_-5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906" calcext:value-type="float">
            <text:p>906</text:p>
          </table:table-cell>
          <table:table-cell table:formula="of:=[.B3]/[.B$1]" office:value-type="float" office:value="0.889763779527559" calcext:value-type="float">
            <text:p>0.8898</text:p>
          </table:table-cell>
          <table:table-cell table:formula="of:=[.C3]/[.C$1]" office:value-type="float" office:value="0.106422018348624" calcext:value-type="float">
            <text:p>0.1064</text:p>
          </table:table-cell>
          <table:table-cell table:formula="of:=[.D3]/[.D$1]" office:value-type="float" office:value="0.669039145907473" calcext:value-type="float">
            <text:p>0.6690</text:p>
          </table:table-cell>
          <table:table-cell table:formula="of:=[.E3]/[.E$1]" office:value-type="float" office:value="0.776470588235294" calcext:value-type="float">
            <text:p>0.7765</text:p>
          </table:table-cell>
          <table:table-cell table:formula="of:=[.F3]/[.F$1]" office:value-type="float" office:value="0.507177033492823" calcext:value-type="float">
            <text:p>0.5072</text:p>
          </table:table-cell>
          <table:table-cell table:formula="of:=[.G3]/[.G$1]" office:value-type="float" office:value="0.896142433234421" calcext:value-type="float">
            <text:p>0.8961</text:p>
          </table:table-cell>
          <table:table-cell table:formula="of:=AVERAGE([.H3:.M3])" office:value-type="float" office:value="0.640835833124366" calcext:value-type="float">
            <text:p>0.6408</text:p>
          </table:table-cell>
        </table:table-row>
        <table:table-row table:style-name="ro1">
          <table:table-cell office:value-type="string" calcext:value-type="string">
            <text:p>Resultados caracterizador/25_-6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906" calcext:value-type="float">
            <text:p>906</text:p>
          </table:table-cell>
          <table:table-cell table:formula="of:=[.B4]/[.B$1]" office:value-type="float" office:value="0.889763779527559" calcext:value-type="float">
            <text:p>0.8898</text:p>
          </table:table-cell>
          <table:table-cell table:formula="of:=[.C4]/[.C$1]" office:value-type="float" office:value="0.106422018348624" calcext:value-type="float">
            <text:p>0.1064</text:p>
          </table:table-cell>
          <table:table-cell table:formula="of:=[.D4]/[.D$1]" office:value-type="float" office:value="0.669039145907473" calcext:value-type="float">
            <text:p>0.6690</text:p>
          </table:table-cell>
          <table:table-cell table:formula="of:=[.E4]/[.E$1]" office:value-type="float" office:value="0.776470588235294" calcext:value-type="float">
            <text:p>0.7765</text:p>
          </table:table-cell>
          <table:table-cell table:formula="of:=[.F4]/[.F$1]" office:value-type="float" office:value="0.507177033492823" calcext:value-type="float">
            <text:p>0.5072</text:p>
          </table:table-cell>
          <table:table-cell table:formula="of:=[.G4]/[.G$1]" office:value-type="float" office:value="0.896142433234421" calcext:value-type="float">
            <text:p>0.8961</text:p>
          </table:table-cell>
          <table:table-cell table:formula="of:=AVERAGE([.H4:.M4])" office:value-type="float" office:value="0.640835833124366" calcext:value-type="float">
            <text:p>0.6408</text:p>
          </table:table-cell>
        </table:table-row>
        <table:table-row table:style-name="ro1">
          <table:table-cell office:value-type="string" calcext:value-type="string">
            <text:p>Resultados caracterizador/25_-7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906" calcext:value-type="float">
            <text:p>906</text:p>
          </table:table-cell>
          <table:table-cell table:formula="of:=[.B5]/[.B$1]" office:value-type="float" office:value="0.889763779527559" calcext:value-type="float">
            <text:p>0.8898</text:p>
          </table:table-cell>
          <table:table-cell table:formula="of:=[.C5]/[.C$1]" office:value-type="float" office:value="0.106422018348624" calcext:value-type="float">
            <text:p>0.1064</text:p>
          </table:table-cell>
          <table:table-cell table:formula="of:=[.D5]/[.D$1]" office:value-type="float" office:value="0.669039145907473" calcext:value-type="float">
            <text:p>0.6690</text:p>
          </table:table-cell>
          <table:table-cell table:formula="of:=[.E5]/[.E$1]" office:value-type="float" office:value="0.776470588235294" calcext:value-type="float">
            <text:p>0.7765</text:p>
          </table:table-cell>
          <table:table-cell table:formula="of:=[.F5]/[.F$1]" office:value-type="float" office:value="0.507177033492823" calcext:value-type="float">
            <text:p>0.5072</text:p>
          </table:table-cell>
          <table:table-cell table:formula="of:=[.G5]/[.G$1]" office:value-type="float" office:value="0.896142433234421" calcext:value-type="float">
            <text:p>0.8961</text:p>
          </table:table-cell>
          <table:table-cell table:formula="of:=AVERAGE([.H5:.M5])" office:value-type="float" office:value="0.640835833124366" calcext:value-type="float">
            <text:p>0.6408</text:p>
          </table:table-cell>
        </table:table-row>
        <table:table-row table:style-name="ro1">
          <table:table-cell office:value-type="string" calcext:value-type="string">
            <text:p>Resultados caracterizador/25_-8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906" calcext:value-type="float">
            <text:p>906</text:p>
          </table:table-cell>
          <table:table-cell table:formula="of:=[.B6]/[.B$1]" office:value-type="float" office:value="0.889763779527559" calcext:value-type="float">
            <text:p>0.8898</text:p>
          </table:table-cell>
          <table:table-cell table:formula="of:=[.C6]/[.C$1]" office:value-type="float" office:value="0.106422018348624" calcext:value-type="float">
            <text:p>0.1064</text:p>
          </table:table-cell>
          <table:table-cell table:formula="of:=[.D6]/[.D$1]" office:value-type="float" office:value="0.669039145907473" calcext:value-type="float">
            <text:p>0.6690</text:p>
          </table:table-cell>
          <table:table-cell table:formula="of:=[.E6]/[.E$1]" office:value-type="float" office:value="0.776470588235294" calcext:value-type="float">
            <text:p>0.7765</text:p>
          </table:table-cell>
          <table:table-cell table:formula="of:=[.F6]/[.F$1]" office:value-type="float" office:value="0.507177033492823" calcext:value-type="float">
            <text:p>0.5072</text:p>
          </table:table-cell>
          <table:table-cell table:formula="of:=[.G6]/[.G$1]" office:value-type="float" office:value="0.896142433234421" calcext:value-type="float">
            <text:p>0.8961</text:p>
          </table:table-cell>
          <table:table-cell table:formula="of:=AVERAGE([.H6:.M6])" office:value-type="float" office:value="0.640835833124366" calcext:value-type="float">
            <text:p>0.6408</text:p>
          </table:table-cell>
        </table:table-row>
        <table:table-row table:style-name="ro1">
          <table:table-cell office:value-type="string" calcext:value-type="string">
            <text:p>Resultados caracterizador/25_-9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906" calcext:value-type="float">
            <text:p>906</text:p>
          </table:table-cell>
          <table:table-cell table:formula="of:=[.B7]/[.B$1]" office:value-type="float" office:value="0.889763779527559" calcext:value-type="float">
            <text:p>0.8898</text:p>
          </table:table-cell>
          <table:table-cell table:formula="of:=[.C7]/[.C$1]" office:value-type="float" office:value="0.106422018348624" calcext:value-type="float">
            <text:p>0.1064</text:p>
          </table:table-cell>
          <table:table-cell table:formula="of:=[.D7]/[.D$1]" office:value-type="float" office:value="0.669039145907473" calcext:value-type="float">
            <text:p>0.6690</text:p>
          </table:table-cell>
          <table:table-cell table:formula="of:=[.E7]/[.E$1]" office:value-type="float" office:value="0.776470588235294" calcext:value-type="float">
            <text:p>0.7765</text:p>
          </table:table-cell>
          <table:table-cell table:formula="of:=[.F7]/[.F$1]" office:value-type="float" office:value="0.507177033492823" calcext:value-type="float">
            <text:p>0.5072</text:p>
          </table:table-cell>
          <table:table-cell table:formula="of:=[.G7]/[.G$1]" office:value-type="float" office:value="0.896142433234421" calcext:value-type="float">
            <text:p>0.8961</text:p>
          </table:table-cell>
          <table:table-cell table:formula="of:=AVERAGE([.H7:.M7])" office:value-type="float" office:value="0.640835833124366" calcext:value-type="float">
            <text:p>0.6408</text:p>
          </table:table-cell>
        </table:table-row>
        <table:table-row table:style-name="ro1">
          <table:table-cell office:value-type="string" calcext:value-type="string">
            <text:p>Resultados caracterizador/26_-10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906" calcext:value-type="float">
            <text:p>906</text:p>
          </table:table-cell>
          <table:table-cell table:formula="of:=[.B8]/[.B$1]" office:value-type="float" office:value="0.889763779527559" calcext:value-type="float">
            <text:p>0.8898</text:p>
          </table:table-cell>
          <table:table-cell table:formula="of:=[.C8]/[.C$1]" office:value-type="float" office:value="0.106422018348624" calcext:value-type="float">
            <text:p>0.1064</text:p>
          </table:table-cell>
          <table:table-cell table:formula="of:=[.D8]/[.D$1]" office:value-type="float" office:value="0.669039145907473" calcext:value-type="float">
            <text:p>0.6690</text:p>
          </table:table-cell>
          <table:table-cell table:formula="of:=[.E8]/[.E$1]" office:value-type="float" office:value="0.776470588235294" calcext:value-type="float">
            <text:p>0.7765</text:p>
          </table:table-cell>
          <table:table-cell table:formula="of:=[.F8]/[.F$1]" office:value-type="float" office:value="0.507177033492823" calcext:value-type="float">
            <text:p>0.5072</text:p>
          </table:table-cell>
          <table:table-cell table:formula="of:=[.G8]/[.G$1]" office:value-type="float" office:value="0.896142433234421" calcext:value-type="float">
            <text:p>0.8961</text:p>
          </table:table-cell>
          <table:table-cell table:formula="of:=AVERAGE([.H8:.M8])" office:value-type="float" office:value="0.640835833124366" calcext:value-type="float">
            <text:p>0.6408</text:p>
          </table:table-cell>
        </table:table-row>
        <table:table-row table:style-name="ro1">
          <table:table-cell office:value-type="string" calcext:value-type="string">
            <text:p>Resultados caracterizador/26_-6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906" calcext:value-type="float">
            <text:p>906</text:p>
          </table:table-cell>
          <table:table-cell table:formula="of:=[.B9]/[.B$1]" office:value-type="float" office:value="0.889763779527559" calcext:value-type="float">
            <text:p>0.8898</text:p>
          </table:table-cell>
          <table:table-cell table:formula="of:=[.C9]/[.C$1]" office:value-type="float" office:value="0.106422018348624" calcext:value-type="float">
            <text:p>0.1064</text:p>
          </table:table-cell>
          <table:table-cell table:formula="of:=[.D9]/[.D$1]" office:value-type="float" office:value="0.669039145907473" calcext:value-type="float">
            <text:p>0.6690</text:p>
          </table:table-cell>
          <table:table-cell table:formula="of:=[.E9]/[.E$1]" office:value-type="float" office:value="0.776470588235294" calcext:value-type="float">
            <text:p>0.7765</text:p>
          </table:table-cell>
          <table:table-cell table:formula="of:=[.F9]/[.F$1]" office:value-type="float" office:value="0.507177033492823" calcext:value-type="float">
            <text:p>0.5072</text:p>
          </table:table-cell>
          <table:table-cell table:formula="of:=[.G9]/[.G$1]" office:value-type="float" office:value="0.896142433234421" calcext:value-type="float">
            <text:p>0.8961</text:p>
          </table:table-cell>
          <table:table-cell table:formula="of:=AVERAGE([.H9:.M9])" office:value-type="float" office:value="0.640835833124366" calcext:value-type="float">
            <text:p>0.6408</text:p>
          </table:table-cell>
        </table:table-row>
        <table:table-row table:style-name="ro1">
          <table:table-cell office:value-type="string" calcext:value-type="string">
            <text:p>Resultados caracterizador/26_-7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906" calcext:value-type="float">
            <text:p>906</text:p>
          </table:table-cell>
          <table:table-cell table:formula="of:=[.B10]/[.B$1]" office:value-type="float" office:value="0.889763779527559" calcext:value-type="float">
            <text:p>0.8898</text:p>
          </table:table-cell>
          <table:table-cell table:formula="of:=[.C10]/[.C$1]" office:value-type="float" office:value="0.106422018348624" calcext:value-type="float">
            <text:p>0.1064</text:p>
          </table:table-cell>
          <table:table-cell table:formula="of:=[.D10]/[.D$1]" office:value-type="float" office:value="0.669039145907473" calcext:value-type="float">
            <text:p>0.6690</text:p>
          </table:table-cell>
          <table:table-cell table:formula="of:=[.E10]/[.E$1]" office:value-type="float" office:value="0.776470588235294" calcext:value-type="float">
            <text:p>0.7765</text:p>
          </table:table-cell>
          <table:table-cell table:formula="of:=[.F10]/[.F$1]" office:value-type="float" office:value="0.507177033492823" calcext:value-type="float">
            <text:p>0.5072</text:p>
          </table:table-cell>
          <table:table-cell table:formula="of:=[.G10]/[.G$1]" office:value-type="float" office:value="0.896142433234421" calcext:value-type="float">
            <text:p>0.8961</text:p>
          </table:table-cell>
          <table:table-cell table:formula="of:=AVERAGE([.H10:.M10])" office:value-type="float" office:value="0.640835833124366" calcext:value-type="float">
            <text:p>0.6408</text:p>
          </table:table-cell>
        </table:table-row>
        <table:table-row table:style-name="ro1">
          <table:table-cell office:value-type="string" calcext:value-type="string">
            <text:p>Resultados caracterizador/26_-8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906" calcext:value-type="float">
            <text:p>906</text:p>
          </table:table-cell>
          <table:table-cell table:formula="of:=[.B11]/[.B$1]" office:value-type="float" office:value="0.889763779527559" calcext:value-type="float">
            <text:p>0.8898</text:p>
          </table:table-cell>
          <table:table-cell table:formula="of:=[.C11]/[.C$1]" office:value-type="float" office:value="0.106422018348624" calcext:value-type="float">
            <text:p>0.1064</text:p>
          </table:table-cell>
          <table:table-cell table:formula="of:=[.D11]/[.D$1]" office:value-type="float" office:value="0.669039145907473" calcext:value-type="float">
            <text:p>0.6690</text:p>
          </table:table-cell>
          <table:table-cell table:formula="of:=[.E11]/[.E$1]" office:value-type="float" office:value="0.776470588235294" calcext:value-type="float">
            <text:p>0.7765</text:p>
          </table:table-cell>
          <table:table-cell table:formula="of:=[.F11]/[.F$1]" office:value-type="float" office:value="0.507177033492823" calcext:value-type="float">
            <text:p>0.5072</text:p>
          </table:table-cell>
          <table:table-cell table:formula="of:=[.G11]/[.G$1]" office:value-type="float" office:value="0.896142433234421" calcext:value-type="float">
            <text:p>0.8961</text:p>
          </table:table-cell>
          <table:table-cell table:formula="of:=AVERAGE([.H11:.M11])" office:value-type="float" office:value="0.640835833124366" calcext:value-type="float">
            <text:p>0.6408</text:p>
          </table:table-cell>
        </table:table-row>
        <table:table-row table:style-name="ro1">
          <table:table-cell office:value-type="string" calcext:value-type="string">
            <text:p>Resultados caracterizador/26_-9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906" calcext:value-type="float">
            <text:p>906</text:p>
          </table:table-cell>
          <table:table-cell table:formula="of:=[.B12]/[.B$1]" office:value-type="float" office:value="0.889763779527559" calcext:value-type="float">
            <text:p>0.8898</text:p>
          </table:table-cell>
          <table:table-cell table:formula="of:=[.C12]/[.C$1]" office:value-type="float" office:value="0.106422018348624" calcext:value-type="float">
            <text:p>0.1064</text:p>
          </table:table-cell>
          <table:table-cell table:formula="of:=[.D12]/[.D$1]" office:value-type="float" office:value="0.669039145907473" calcext:value-type="float">
            <text:p>0.6690</text:p>
          </table:table-cell>
          <table:table-cell table:formula="of:=[.E12]/[.E$1]" office:value-type="float" office:value="0.776470588235294" calcext:value-type="float">
            <text:p>0.7765</text:p>
          </table:table-cell>
          <table:table-cell table:formula="of:=[.F12]/[.F$1]" office:value-type="float" office:value="0.507177033492823" calcext:value-type="float">
            <text:p>0.5072</text:p>
          </table:table-cell>
          <table:table-cell table:formula="of:=[.G12]/[.G$1]" office:value-type="float" office:value="0.896142433234421" calcext:value-type="float">
            <text:p>0.8961</text:p>
          </table:table-cell>
          <table:table-cell table:formula="of:=AVERAGE([.H12:.M12])" office:value-type="float" office:value="0.640835833124366" calcext:value-type="float">
            <text:p>0.6408</text:p>
          </table:table-cell>
        </table:table-row>
        <table:table-row table:style-name="ro1">
          <table:table-cell office:value-type="string" calcext:value-type="string">
            <text:p>Resultados caracterizador/27_-10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913" calcext:value-type="float">
            <text:p>913</text:p>
          </table:table-cell>
          <table:table-cell table:formula="of:=[.B13]/[.B$1]" office:value-type="float" office:value="0.889763779527559" calcext:value-type="float">
            <text:p>0.8898</text:p>
          </table:table-cell>
          <table:table-cell table:formula="of:=[.C13]/[.C$1]" office:value-type="float" office:value="0.106422018348624" calcext:value-type="float">
            <text:p>0.1064</text:p>
          </table:table-cell>
          <table:table-cell table:formula="of:=[.D13]/[.D$1]" office:value-type="float" office:value="0.704626334519573" calcext:value-type="float">
            <text:p>0.7046</text:p>
          </table:table-cell>
          <table:table-cell table:formula="of:=[.E13]/[.E$1]" office:value-type="float" office:value="0.776470588235294" calcext:value-type="float">
            <text:p>0.7765</text:p>
          </table:table-cell>
          <table:table-cell table:formula="of:=[.F13]/[.F$1]" office:value-type="float" office:value="0.507177033492823" calcext:value-type="float">
            <text:p>0.5072</text:p>
          </table:table-cell>
          <table:table-cell table:formula="of:=[.G13]/[.G$1]" office:value-type="float" office:value="0.903066271018793" calcext:value-type="float">
            <text:p>0.9031</text:p>
          </table:table-cell>
          <table:table-cell table:formula="of:=AVERAGE([.H13:.M13])" office:value-type="float" office:value="0.647921004190444" calcext:value-type="float">
            <text:p>0.6479</text:p>
          </table:table-cell>
        </table:table-row>
        <table:table-row table:style-name="ro1">
          <table:table-cell office:value-type="string" calcext:value-type="string">
            <text:p>Resultados caracterizador/27_-6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913" calcext:value-type="float">
            <text:p>913</text:p>
          </table:table-cell>
          <table:table-cell table:formula="of:=[.B14]/[.B$1]" office:value-type="float" office:value="0.889763779527559" calcext:value-type="float">
            <text:p>0.8898</text:p>
          </table:table-cell>
          <table:table-cell table:formula="of:=[.C14]/[.C$1]" office:value-type="float" office:value="0.106422018348624" calcext:value-type="float">
            <text:p>0.1064</text:p>
          </table:table-cell>
          <table:table-cell table:formula="of:=[.D14]/[.D$1]" office:value-type="float" office:value="0.704626334519573" calcext:value-type="float">
            <text:p>0.7046</text:p>
          </table:table-cell>
          <table:table-cell table:formula="of:=[.E14]/[.E$1]" office:value-type="float" office:value="0.776470588235294" calcext:value-type="float">
            <text:p>0.7765</text:p>
          </table:table-cell>
          <table:table-cell table:formula="of:=[.F14]/[.F$1]" office:value-type="float" office:value="0.507177033492823" calcext:value-type="float">
            <text:p>0.5072</text:p>
          </table:table-cell>
          <table:table-cell table:formula="of:=[.G14]/[.G$1]" office:value-type="float" office:value="0.903066271018793" calcext:value-type="float">
            <text:p>0.9031</text:p>
          </table:table-cell>
          <table:table-cell table:formula="of:=AVERAGE([.H14:.M14])" office:value-type="float" office:value="0.647921004190444" calcext:value-type="float">
            <text:p>0.6479</text:p>
          </table:table-cell>
        </table:table-row>
        <table:table-row table:style-name="ro1">
          <table:table-cell office:value-type="string" calcext:value-type="string">
            <text:p>Resultados caracterizador/27_-7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913" calcext:value-type="float">
            <text:p>913</text:p>
          </table:table-cell>
          <table:table-cell table:formula="of:=[.B15]/[.B$1]" office:value-type="float" office:value="0.889763779527559" calcext:value-type="float">
            <text:p>0.8898</text:p>
          </table:table-cell>
          <table:table-cell table:formula="of:=[.C15]/[.C$1]" office:value-type="float" office:value="0.106422018348624" calcext:value-type="float">
            <text:p>0.1064</text:p>
          </table:table-cell>
          <table:table-cell table:formula="of:=[.D15]/[.D$1]" office:value-type="float" office:value="0.704626334519573" calcext:value-type="float">
            <text:p>0.7046</text:p>
          </table:table-cell>
          <table:table-cell table:formula="of:=[.E15]/[.E$1]" office:value-type="float" office:value="0.776470588235294" calcext:value-type="float">
            <text:p>0.7765</text:p>
          </table:table-cell>
          <table:table-cell table:formula="of:=[.F15]/[.F$1]" office:value-type="float" office:value="0.507177033492823" calcext:value-type="float">
            <text:p>0.5072</text:p>
          </table:table-cell>
          <table:table-cell table:formula="of:=[.G15]/[.G$1]" office:value-type="float" office:value="0.903066271018793" calcext:value-type="float">
            <text:p>0.9031</text:p>
          </table:table-cell>
          <table:table-cell table:formula="of:=AVERAGE([.H15:.M15])" office:value-type="float" office:value="0.647921004190444" calcext:value-type="float">
            <text:p>0.6479</text:p>
          </table:table-cell>
        </table:table-row>
        <table:table-row table:style-name="ro1">
          <table:table-cell office:value-type="string" calcext:value-type="string">
            <text:p>Resultados caracterizador/27_-8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913" calcext:value-type="float">
            <text:p>913</text:p>
          </table:table-cell>
          <table:table-cell table:formula="of:=[.B16]/[.B$1]" office:value-type="float" office:value="0.889763779527559" calcext:value-type="float">
            <text:p>0.8898</text:p>
          </table:table-cell>
          <table:table-cell table:formula="of:=[.C16]/[.C$1]" office:value-type="float" office:value="0.106422018348624" calcext:value-type="float">
            <text:p>0.1064</text:p>
          </table:table-cell>
          <table:table-cell table:formula="of:=[.D16]/[.D$1]" office:value-type="float" office:value="0.704626334519573" calcext:value-type="float">
            <text:p>0.7046</text:p>
          </table:table-cell>
          <table:table-cell table:formula="of:=[.E16]/[.E$1]" office:value-type="float" office:value="0.776470588235294" calcext:value-type="float">
            <text:p>0.7765</text:p>
          </table:table-cell>
          <table:table-cell table:formula="of:=[.F16]/[.F$1]" office:value-type="float" office:value="0.507177033492823" calcext:value-type="float">
            <text:p>0.5072</text:p>
          </table:table-cell>
          <table:table-cell table:formula="of:=[.G16]/[.G$1]" office:value-type="float" office:value="0.903066271018793" calcext:value-type="float">
            <text:p>0.9031</text:p>
          </table:table-cell>
          <table:table-cell table:formula="of:=AVERAGE([.H16:.M16])" office:value-type="float" office:value="0.647921004190444" calcext:value-type="float">
            <text:p>0.6479</text:p>
          </table:table-cell>
        </table:table-row>
        <table:table-row table:style-name="ro1">
          <table:table-cell office:value-type="string" calcext:value-type="string">
            <text:p>Resultados caracterizador/27_-9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913" calcext:value-type="float">
            <text:p>913</text:p>
          </table:table-cell>
          <table:table-cell table:formula="of:=[.B17]/[.B$1]" office:value-type="float" office:value="0.889763779527559" calcext:value-type="float">
            <text:p>0.8898</text:p>
          </table:table-cell>
          <table:table-cell table:formula="of:=[.C17]/[.C$1]" office:value-type="float" office:value="0.106422018348624" calcext:value-type="float">
            <text:p>0.1064</text:p>
          </table:table-cell>
          <table:table-cell table:formula="of:=[.D17]/[.D$1]" office:value-type="float" office:value="0.704626334519573" calcext:value-type="float">
            <text:p>0.7046</text:p>
          </table:table-cell>
          <table:table-cell table:formula="of:=[.E17]/[.E$1]" office:value-type="float" office:value="0.776470588235294" calcext:value-type="float">
            <text:p>0.7765</text:p>
          </table:table-cell>
          <table:table-cell table:formula="of:=[.F17]/[.F$1]" office:value-type="float" office:value="0.507177033492823" calcext:value-type="float">
            <text:p>0.5072</text:p>
          </table:table-cell>
          <table:table-cell table:formula="of:=[.G17]/[.G$1]" office:value-type="float" office:value="0.903066271018793" calcext:value-type="float">
            <text:p>0.9031</text:p>
          </table:table-cell>
          <table:table-cell table:formula="of:=AVERAGE([.H17:.M17])" office:value-type="float" office:value="0.647921004190444" calcext:value-type="float">
            <text:p>0.6479</text:p>
          </table:table-cell>
        </table:table-row>
        <table:table-row table:style-name="ro1">
          <table:table-cell office:value-type="string" calcext:value-type="string">
            <text:p>Resultados caracterizador/28_-10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106" calcext:value-type="float">
            <text:p>106</text:p>
          </table:table-cell>
          <table:table-cell office:value-type="float" office:value="913" calcext:value-type="float">
            <text:p>913</text:p>
          </table:table-cell>
          <table:table-cell table:formula="of:=[.B18]/[.B$1]" office:value-type="float" office:value="0.889763779527559" calcext:value-type="float">
            <text:p>0.8898</text:p>
          </table:table-cell>
          <table:table-cell table:formula="of:=[.C18]/[.C$1]" office:value-type="float" office:value="0.106422018348624" calcext:value-type="float">
            <text:p>0.1064</text:p>
          </table:table-cell>
          <table:table-cell table:formula="of:=[.D18]/[.D$1]" office:value-type="float" office:value="0.704626334519573" calcext:value-type="float">
            <text:p>0.7046</text:p>
          </table:table-cell>
          <table:table-cell table:formula="of:=[.E18]/[.E$1]" office:value-type="float" office:value="0.792156862745098" calcext:value-type="float">
            <text:p>0.7922</text:p>
          </table:table-cell>
          <table:table-cell table:formula="of:=[.F18]/[.F$1]" office:value-type="float" office:value="0.507177033492823" calcext:value-type="float">
            <text:p>0.5072</text:p>
          </table:table-cell>
          <table:table-cell table:formula="of:=[.G18]/[.G$1]" office:value-type="float" office:value="0.903066271018793" calcext:value-type="float">
            <text:p>0.9031</text:p>
          </table:table-cell>
          <table:table-cell table:formula="of:=AVERAGE([.H18:.M18])" office:value-type="float" office:value="0.650535383275412" calcext:value-type="float">
            <text:p>0.6505</text:p>
          </table:table-cell>
        </table:table-row>
        <table:table-row table:style-name="ro1">
          <table:table-cell office:value-type="string" calcext:value-type="string">
            <text:p>Resultados caracterizador/28_-6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106" calcext:value-type="float">
            <text:p>106</text:p>
          </table:table-cell>
          <table:table-cell office:value-type="float" office:value="913" calcext:value-type="float">
            <text:p>913</text:p>
          </table:table-cell>
          <table:table-cell table:formula="of:=[.B19]/[.B$1]" office:value-type="float" office:value="0.889763779527559" calcext:value-type="float">
            <text:p>0.8898</text:p>
          </table:table-cell>
          <table:table-cell table:formula="of:=[.C19]/[.C$1]" office:value-type="float" office:value="0.106422018348624" calcext:value-type="float">
            <text:p>0.1064</text:p>
          </table:table-cell>
          <table:table-cell table:formula="of:=[.D19]/[.D$1]" office:value-type="float" office:value="0.704626334519573" calcext:value-type="float">
            <text:p>0.7046</text:p>
          </table:table-cell>
          <table:table-cell table:formula="of:=[.E19]/[.E$1]" office:value-type="float" office:value="0.792156862745098" calcext:value-type="float">
            <text:p>0.7922</text:p>
          </table:table-cell>
          <table:table-cell table:formula="of:=[.F19]/[.F$1]" office:value-type="float" office:value="0.507177033492823" calcext:value-type="float">
            <text:p>0.5072</text:p>
          </table:table-cell>
          <table:table-cell table:formula="of:=[.G19]/[.G$1]" office:value-type="float" office:value="0.903066271018793" calcext:value-type="float">
            <text:p>0.9031</text:p>
          </table:table-cell>
          <table:table-cell table:formula="of:=AVERAGE([.H19:.M19])" office:value-type="float" office:value="0.650535383275412" calcext:value-type="float">
            <text:p>0.6505</text:p>
          </table:table-cell>
        </table:table-row>
        <table:table-row table:style-name="ro1">
          <table:table-cell office:value-type="string" calcext:value-type="string">
            <text:p>Resultados caracterizador/28_-7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106" calcext:value-type="float">
            <text:p>106</text:p>
          </table:table-cell>
          <table:table-cell office:value-type="float" office:value="913" calcext:value-type="float">
            <text:p>913</text:p>
          </table:table-cell>
          <table:table-cell table:formula="of:=[.B20]/[.B$1]" office:value-type="float" office:value="0.889763779527559" calcext:value-type="float">
            <text:p>0.8898</text:p>
          </table:table-cell>
          <table:table-cell table:formula="of:=[.C20]/[.C$1]" office:value-type="float" office:value="0.106422018348624" calcext:value-type="float">
            <text:p>0.1064</text:p>
          </table:table-cell>
          <table:table-cell table:formula="of:=[.D20]/[.D$1]" office:value-type="float" office:value="0.704626334519573" calcext:value-type="float">
            <text:p>0.7046</text:p>
          </table:table-cell>
          <table:table-cell table:formula="of:=[.E20]/[.E$1]" office:value-type="float" office:value="0.792156862745098" calcext:value-type="float">
            <text:p>0.7922</text:p>
          </table:table-cell>
          <table:table-cell table:formula="of:=[.F20]/[.F$1]" office:value-type="float" office:value="0.507177033492823" calcext:value-type="float">
            <text:p>0.5072</text:p>
          </table:table-cell>
          <table:table-cell table:formula="of:=[.G20]/[.G$1]" office:value-type="float" office:value="0.903066271018793" calcext:value-type="float">
            <text:p>0.9031</text:p>
          </table:table-cell>
          <table:table-cell table:formula="of:=AVERAGE([.H20:.M20])" office:value-type="float" office:value="0.650535383275412" calcext:value-type="float">
            <text:p>0.6505</text:p>
          </table:table-cell>
        </table:table-row>
        <table:table-row table:style-name="ro1">
          <table:table-cell office:value-type="string" calcext:value-type="string">
            <text:p>Resultados caracterizador/28_-8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106" calcext:value-type="float">
            <text:p>106</text:p>
          </table:table-cell>
          <table:table-cell office:value-type="float" office:value="913" calcext:value-type="float">
            <text:p>913</text:p>
          </table:table-cell>
          <table:table-cell table:formula="of:=[.B21]/[.B$1]" office:value-type="float" office:value="0.889763779527559" calcext:value-type="float">
            <text:p>0.8898</text:p>
          </table:table-cell>
          <table:table-cell table:formula="of:=[.C21]/[.C$1]" office:value-type="float" office:value="0.106422018348624" calcext:value-type="float">
            <text:p>0.1064</text:p>
          </table:table-cell>
          <table:table-cell table:formula="of:=[.D21]/[.D$1]" office:value-type="float" office:value="0.704626334519573" calcext:value-type="float">
            <text:p>0.7046</text:p>
          </table:table-cell>
          <table:table-cell table:formula="of:=[.E21]/[.E$1]" office:value-type="float" office:value="0.792156862745098" calcext:value-type="float">
            <text:p>0.7922</text:p>
          </table:table-cell>
          <table:table-cell table:formula="of:=[.F21]/[.F$1]" office:value-type="float" office:value="0.507177033492823" calcext:value-type="float">
            <text:p>0.5072</text:p>
          </table:table-cell>
          <table:table-cell table:formula="of:=[.G21]/[.G$1]" office:value-type="float" office:value="0.903066271018793" calcext:value-type="float">
            <text:p>0.9031</text:p>
          </table:table-cell>
          <table:table-cell table:formula="of:=AVERAGE([.H21:.M21])" office:value-type="float" office:value="0.650535383275412" calcext:value-type="float">
            <text:p>0.6505</text:p>
          </table:table-cell>
        </table:table-row>
        <table:table-row table:style-name="ro1">
          <table:table-cell office:value-type="string" calcext:value-type="string">
            <text:p>Resultados caracterizador/28_-90.txt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106" calcext:value-type="float">
            <text:p>106</text:p>
          </table:table-cell>
          <table:table-cell office:value-type="float" office:value="913" calcext:value-type="float">
            <text:p>913</text:p>
          </table:table-cell>
          <table:table-cell table:formula="of:=[.B22]/[.B$1]" office:value-type="float" office:value="0.889763779527559" calcext:value-type="float">
            <text:p>0.8898</text:p>
          </table:table-cell>
          <table:table-cell table:formula="of:=[.C22]/[.C$1]" office:value-type="float" office:value="0.106422018348624" calcext:value-type="float">
            <text:p>0.1064</text:p>
          </table:table-cell>
          <table:table-cell table:formula="of:=[.D22]/[.D$1]" office:value-type="float" office:value="0.704626334519573" calcext:value-type="float">
            <text:p>0.7046</text:p>
          </table:table-cell>
          <table:table-cell table:formula="of:=[.E22]/[.E$1]" office:value-type="float" office:value="0.792156862745098" calcext:value-type="float">
            <text:p>0.7922</text:p>
          </table:table-cell>
          <table:table-cell table:formula="of:=[.F22]/[.F$1]" office:value-type="float" office:value="0.507177033492823" calcext:value-type="float">
            <text:p>0.5072</text:p>
          </table:table-cell>
          <table:table-cell table:formula="of:=[.G22]/[.G$1]" office:value-type="float" office:value="0.903066271018793" calcext:value-type="float">
            <text:p>0.9031</text:p>
          </table:table-cell>
          <table:table-cell table:formula="of:=AVERAGE([.H22:.M22])" office:value-type="float" office:value="0.650535383275412" calcext:value-type="float">
            <text:p>0.6505</text:p>
          </table:table-cell>
        </table:table-row>
        <table:table-row table:style-name="ro1">
          <table:table-cell office:value-type="string" calcext:value-type="string">
            <text:p>Resultados caracterizador/29_-10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106" calcext:value-type="float">
            <text:p>106</text:p>
          </table:table-cell>
          <table:table-cell office:value-type="float" office:value="914" calcext:value-type="float">
            <text:p>914</text:p>
          </table:table-cell>
          <table:table-cell table:formula="of:=[.B23]/[.B$1]" office:value-type="float" office:value="0.889763779527559" calcext:value-type="float">
            <text:p>0.8898</text:p>
          </table:table-cell>
          <table:table-cell table:formula="of:=[.C23]/[.C$1]" office:value-type="float" office:value="0.111926605504587" calcext:value-type="float">
            <text:p>0.1119</text:p>
          </table:table-cell>
          <table:table-cell table:formula="of:=[.D23]/[.D$1]" office:value-type="float" office:value="0.725978647686833" calcext:value-type="float">
            <text:p>0.7260</text:p>
          </table:table-cell>
          <table:table-cell table:formula="of:=[.E23]/[.E$1]" office:value-type="float" office:value="0.807843137254902" calcext:value-type="float">
            <text:p>0.8078</text:p>
          </table:table-cell>
          <table:table-cell table:formula="of:=[.F23]/[.F$1]" office:value-type="float" office:value="0.507177033492823" calcext:value-type="float">
            <text:p>0.5072</text:p>
          </table:table-cell>
          <table:table-cell table:formula="of:=[.G23]/[.G$1]" office:value-type="float" office:value="0.904055390702275" calcext:value-type="float">
            <text:p>0.9041</text:p>
          </table:table-cell>
          <table:table-cell table:formula="of:=AVERAGE([.H23:.M23])" office:value-type="float" office:value="0.65779076569483" calcext:value-type="float">
            <text:p>0.6578</text:p>
          </table:table-cell>
        </table:table-row>
        <table:table-row table:style-name="ro1">
          <table:table-cell office:value-type="string" calcext:value-type="string">
            <text:p>Resultados caracterizador/29_-110.txt</text:p>
          </table:table-cell>
          <table:table-cell office:value-type="float" office:value="111" calcext:value-type="float">
            <text:p>111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office:value-type="float" office:value="171" calcext:value-type="float">
            <text:p>171</text:p>
          </table:table-cell>
          <table:table-cell office:value-type="float" office:value="78" calcext:value-type="float">
            <text:p>78</text:p>
          </table:table-cell>
          <table:table-cell office:value-type="float" office:value="886" calcext:value-type="float">
            <text:p>886</text:p>
          </table:table-cell>
          <table:table-cell table:formula="of:=[.B24]/[.B$1]" office:value-type="float" office:value="0.874015748031496" calcext:value-type="float">
            <text:p>0.8740</text:p>
          </table:table-cell>
          <table:table-cell table:formula="of:=[.C24]/[.C$1]" office:value-type="float" office:value="0.111926605504587" calcext:value-type="float">
            <text:p>0.1119</text:p>
          </table:table-cell>
          <table:table-cell table:formula="of:=[.D24]/[.D$1]" office:value-type="float" office:value="0.633451957295374" calcext:value-type="float">
            <text:p>0.6335</text:p>
          </table:table-cell>
          <table:table-cell table:formula="of:=[.E24]/[.E$1]" office:value-type="float" office:value="0.670588235294118" calcext:value-type="float">
            <text:p>0.6706</text:p>
          </table:table-cell>
          <table:table-cell table:formula="of:=[.F24]/[.F$1]" office:value-type="float" office:value="0.373205741626794" calcext:value-type="float">
            <text:p>0.3732</text:p>
          </table:table-cell>
          <table:table-cell table:formula="of:=[.G24]/[.G$1]" office:value-type="float" office:value="0.876360039564787" calcext:value-type="float">
            <text:p>0.8764</text:p>
          </table:table-cell>
          <table:table-cell table:formula="of:=AVERAGE([.H24:.M24])" office:value-type="float" office:value="0.589924721219526" calcext:value-type="float">
            <text:p>0.5899</text:p>
          </table:table-cell>
        </table:table-row>
        <table:table-row table:style-name="ro1">
          <table:table-cell office:value-type="string" calcext:value-type="string">
            <text:p>Resultados caracterizador/29_-6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106" calcext:value-type="float">
            <text:p>106</text:p>
          </table:table-cell>
          <table:table-cell office:value-type="float" office:value="914" calcext:value-type="float">
            <text:p>914</text:p>
          </table:table-cell>
          <table:table-cell table:formula="of:=[.B25]/[.B$1]" office:value-type="float" office:value="0.889763779527559" calcext:value-type="float">
            <text:p>0.8898</text:p>
          </table:table-cell>
          <table:table-cell table:formula="of:=[.C25]/[.C$1]" office:value-type="float" office:value="0.111926605504587" calcext:value-type="float">
            <text:p>0.1119</text:p>
          </table:table-cell>
          <table:table-cell table:formula="of:=[.D25]/[.D$1]" office:value-type="float" office:value="0.725978647686833" calcext:value-type="float">
            <text:p>0.7260</text:p>
          </table:table-cell>
          <table:table-cell table:formula="of:=[.E25]/[.E$1]" office:value-type="float" office:value="0.807843137254902" calcext:value-type="float">
            <text:p>0.8078</text:p>
          </table:table-cell>
          <table:table-cell table:formula="of:=[.F25]/[.F$1]" office:value-type="float" office:value="0.507177033492823" calcext:value-type="float">
            <text:p>0.5072</text:p>
          </table:table-cell>
          <table:table-cell table:formula="of:=[.G25]/[.G$1]" office:value-type="float" office:value="0.904055390702275" calcext:value-type="float">
            <text:p>0.9041</text:p>
          </table:table-cell>
          <table:table-cell table:formula="of:=AVERAGE([.H25:.M25])" office:value-type="float" office:value="0.65779076569483" calcext:value-type="float">
            <text:p>0.6578</text:p>
          </table:table-cell>
        </table:table-row>
        <table:table-row table:style-name="ro1">
          <table:table-cell office:value-type="string" calcext:value-type="string">
            <text:p>Resultados caracterizador/29_-7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106" calcext:value-type="float">
            <text:p>106</text:p>
          </table:table-cell>
          <table:table-cell office:value-type="float" office:value="914" calcext:value-type="float">
            <text:p>914</text:p>
          </table:table-cell>
          <table:table-cell table:formula="of:=[.B26]/[.B$1]" office:value-type="float" office:value="0.889763779527559" calcext:value-type="float">
            <text:p>0.8898</text:p>
          </table:table-cell>
          <table:table-cell table:formula="of:=[.C26]/[.C$1]" office:value-type="float" office:value="0.111926605504587" calcext:value-type="float">
            <text:p>0.1119</text:p>
          </table:table-cell>
          <table:table-cell table:formula="of:=[.D26]/[.D$1]" office:value-type="float" office:value="0.725978647686833" calcext:value-type="float">
            <text:p>0.7260</text:p>
          </table:table-cell>
          <table:table-cell table:formula="of:=[.E26]/[.E$1]" office:value-type="float" office:value="0.807843137254902" calcext:value-type="float">
            <text:p>0.8078</text:p>
          </table:table-cell>
          <table:table-cell table:formula="of:=[.F26]/[.F$1]" office:value-type="float" office:value="0.507177033492823" calcext:value-type="float">
            <text:p>0.5072</text:p>
          </table:table-cell>
          <table:table-cell table:formula="of:=[.G26]/[.G$1]" office:value-type="float" office:value="0.904055390702275" calcext:value-type="float">
            <text:p>0.9041</text:p>
          </table:table-cell>
          <table:table-cell table:formula="of:=AVERAGE([.H26:.M26])" office:value-type="float" office:value="0.65779076569483" calcext:value-type="float">
            <text:p>0.6578</text:p>
          </table:table-cell>
        </table:table-row>
        <table:table-row table:style-name="ro1">
          <table:table-cell office:value-type="string" calcext:value-type="string">
            <text:p>Resultados caracterizador/29_-8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106" calcext:value-type="float">
            <text:p>106</text:p>
          </table:table-cell>
          <table:table-cell office:value-type="float" office:value="914" calcext:value-type="float">
            <text:p>914</text:p>
          </table:table-cell>
          <table:table-cell table:formula="of:=[.B27]/[.B$1]" office:value-type="float" office:value="0.889763779527559" calcext:value-type="float">
            <text:p>0.8898</text:p>
          </table:table-cell>
          <table:table-cell table:formula="of:=[.C27]/[.C$1]" office:value-type="float" office:value="0.111926605504587" calcext:value-type="float">
            <text:p>0.1119</text:p>
          </table:table-cell>
          <table:table-cell table:formula="of:=[.D27]/[.D$1]" office:value-type="float" office:value="0.725978647686833" calcext:value-type="float">
            <text:p>0.7260</text:p>
          </table:table-cell>
          <table:table-cell table:formula="of:=[.E27]/[.E$1]" office:value-type="float" office:value="0.807843137254902" calcext:value-type="float">
            <text:p>0.8078</text:p>
          </table:table-cell>
          <table:table-cell table:formula="of:=[.F27]/[.F$1]" office:value-type="float" office:value="0.507177033492823" calcext:value-type="float">
            <text:p>0.5072</text:p>
          </table:table-cell>
          <table:table-cell table:formula="of:=[.G27]/[.G$1]" office:value-type="float" office:value="0.904055390702275" calcext:value-type="float">
            <text:p>0.9041</text:p>
          </table:table-cell>
          <table:table-cell table:formula="of:=AVERAGE([.H27:.M27])" office:value-type="float" office:value="0.65779076569483" calcext:value-type="float">
            <text:p>0.6578</text:p>
          </table:table-cell>
        </table:table-row>
        <table:table-row table:style-name="ro1">
          <table:table-cell office:value-type="string" calcext:value-type="string">
            <text:p>Resultados caracterizador/29_-9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106" calcext:value-type="float">
            <text:p>106</text:p>
          </table:table-cell>
          <table:table-cell office:value-type="float" office:value="914" calcext:value-type="float">
            <text:p>914</text:p>
          </table:table-cell>
          <table:table-cell table:formula="of:=[.B28]/[.B$1]" office:value-type="float" office:value="0.889763779527559" calcext:value-type="float">
            <text:p>0.8898</text:p>
          </table:table-cell>
          <table:table-cell table:formula="of:=[.C28]/[.C$1]" office:value-type="float" office:value="0.111926605504587" calcext:value-type="float">
            <text:p>0.1119</text:p>
          </table:table-cell>
          <table:table-cell table:formula="of:=[.D28]/[.D$1]" office:value-type="float" office:value="0.725978647686833" calcext:value-type="float">
            <text:p>0.7260</text:p>
          </table:table-cell>
          <table:table-cell table:formula="of:=[.E28]/[.E$1]" office:value-type="float" office:value="0.807843137254902" calcext:value-type="float">
            <text:p>0.8078</text:p>
          </table:table-cell>
          <table:table-cell table:formula="of:=[.F28]/[.F$1]" office:value-type="float" office:value="0.507177033492823" calcext:value-type="float">
            <text:p>0.5072</text:p>
          </table:table-cell>
          <table:table-cell table:formula="of:=[.G28]/[.G$1]" office:value-type="float" office:value="0.904055390702275" calcext:value-type="float">
            <text:p>0.9041</text:p>
          </table:table-cell>
          <table:table-cell table:formula="of:=AVERAGE([.H28:.M28])" office:value-type="float" office:value="0.65779076569483" calcext:value-type="float">
            <text:p>0.6578</text:p>
          </table:table-cell>
        </table:table-row>
        <table:table-row table:style-name="ro1">
          <table:table-cell office:value-type="string" calcext:value-type="string">
            <text:p>Resultados caracterizador/30_-10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06" calcext:value-type="float">
            <text:p>106</text:p>
          </table:table-cell>
          <table:table-cell office:value-type="float" office:value="914" calcext:value-type="float">
            <text:p>914</text:p>
          </table:table-cell>
          <table:table-cell table:formula="of:=[.B29]/[.B$1]" office:value-type="float" office:value="0.889763779527559" calcext:value-type="float">
            <text:p>0.8898</text:p>
          </table:table-cell>
          <table:table-cell table:formula="of:=[.C29]/[.C$1]" office:value-type="float" office:value="0.111926605504587" calcext:value-type="float">
            <text:p>0.1119</text:p>
          </table:table-cell>
          <table:table-cell table:formula="of:=[.D29]/[.D$1]" office:value-type="float" office:value="0.733096085409253" calcext:value-type="float">
            <text:p>0.7331</text:p>
          </table:table-cell>
          <table:table-cell table:formula="of:=[.E29]/[.E$1]" office:value-type="float" office:value="0.807843137254902" calcext:value-type="float">
            <text:p>0.8078</text:p>
          </table:table-cell>
          <table:table-cell table:formula="of:=[.F29]/[.F$1]" office:value-type="float" office:value="0.507177033492823" calcext:value-type="float">
            <text:p>0.5072</text:p>
          </table:table-cell>
          <table:table-cell table:formula="of:=[.G29]/[.G$1]" office:value-type="float" office:value="0.904055390702275" calcext:value-type="float">
            <text:p>0.9041</text:p>
          </table:table-cell>
          <table:table-cell table:formula="of:=AVERAGE([.H29:.M29])" office:value-type="float" office:value="0.658977005315233" calcext:value-type="float">
            <text:p>0.6590</text:p>
          </table:table-cell>
        </table:table-row>
        <table:table-row table:style-name="ro1">
          <table:table-cell office:value-type="string" calcext:value-type="string">
            <text:p>Resultados caracterizador/30_-110.txt</text:p>
          </table:table-cell>
          <table:table-cell office:value-type="float" office:value="111" calcext:value-type="float">
            <text:p>111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78" calcext:value-type="float">
            <text:p>78</text:p>
          </table:table-cell>
          <table:table-cell office:value-type="float" office:value="886" calcext:value-type="float">
            <text:p>886</text:p>
          </table:table-cell>
          <table:table-cell table:formula="of:=[.B30]/[.B$1]" office:value-type="float" office:value="0.874015748031496" calcext:value-type="float">
            <text:p>0.8740</text:p>
          </table:table-cell>
          <table:table-cell table:formula="of:=[.C30]/[.C$1]" office:value-type="float" office:value="0.111926605504587" calcext:value-type="float">
            <text:p>0.1119</text:p>
          </table:table-cell>
          <table:table-cell table:formula="of:=[.D30]/[.D$1]" office:value-type="float" office:value="0.640569395017794" calcext:value-type="float">
            <text:p>0.6406</text:p>
          </table:table-cell>
          <table:table-cell table:formula="of:=[.E30]/[.E$1]" office:value-type="float" office:value="0.670588235294118" calcext:value-type="float">
            <text:p>0.6706</text:p>
          </table:table-cell>
          <table:table-cell table:formula="of:=[.F30]/[.F$1]" office:value-type="float" office:value="0.373205741626794" calcext:value-type="float">
            <text:p>0.3732</text:p>
          </table:table-cell>
          <table:table-cell table:formula="of:=[.G30]/[.G$1]" office:value-type="float" office:value="0.876360039564787" calcext:value-type="float">
            <text:p>0.8764</text:p>
          </table:table-cell>
          <table:table-cell table:formula="of:=AVERAGE([.H30:.M30])" office:value-type="float" office:value="0.591110960839929" calcext:value-type="float">
            <text:p>0.5911</text:p>
          </table:table-cell>
        </table:table-row>
        <table:table-row table:style-name="ro1">
          <table:table-cell office:value-type="string" calcext:value-type="string">
            <text:p>Resultados caracterizador/30_-6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06" calcext:value-type="float">
            <text:p>106</text:p>
          </table:table-cell>
          <table:table-cell office:value-type="float" office:value="914" calcext:value-type="float">
            <text:p>914</text:p>
          </table:table-cell>
          <table:table-cell table:formula="of:=[.B31]/[.B$1]" office:value-type="float" office:value="0.889763779527559" calcext:value-type="float">
            <text:p>0.8898</text:p>
          </table:table-cell>
          <table:table-cell table:formula="of:=[.C31]/[.C$1]" office:value-type="float" office:value="0.111926605504587" calcext:value-type="float">
            <text:p>0.1119</text:p>
          </table:table-cell>
          <table:table-cell table:formula="of:=[.D31]/[.D$1]" office:value-type="float" office:value="0.733096085409253" calcext:value-type="float">
            <text:p>0.7331</text:p>
          </table:table-cell>
          <table:table-cell table:formula="of:=[.E31]/[.E$1]" office:value-type="float" office:value="0.807843137254902" calcext:value-type="float">
            <text:p>0.8078</text:p>
          </table:table-cell>
          <table:table-cell table:formula="of:=[.F31]/[.F$1]" office:value-type="float" office:value="0.507177033492823" calcext:value-type="float">
            <text:p>0.5072</text:p>
          </table:table-cell>
          <table:table-cell table:formula="of:=[.G31]/[.G$1]" office:value-type="float" office:value="0.904055390702275" calcext:value-type="float">
            <text:p>0.9041</text:p>
          </table:table-cell>
          <table:table-cell table:formula="of:=AVERAGE([.H31:.M31])" office:value-type="float" office:value="0.658977005315233" calcext:value-type="float">
            <text:p>0.6590</text:p>
          </table:table-cell>
        </table:table-row>
        <table:table-row table:style-name="ro1">
          <table:table-cell office:value-type="string" calcext:value-type="string">
            <text:p>Resultados caracterizador/30_-7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06" calcext:value-type="float">
            <text:p>106</text:p>
          </table:table-cell>
          <table:table-cell office:value-type="float" office:value="914" calcext:value-type="float">
            <text:p>914</text:p>
          </table:table-cell>
          <table:table-cell table:formula="of:=[.B32]/[.B$1]" office:value-type="float" office:value="0.889763779527559" calcext:value-type="float">
            <text:p>0.8898</text:p>
          </table:table-cell>
          <table:table-cell table:formula="of:=[.C32]/[.C$1]" office:value-type="float" office:value="0.111926605504587" calcext:value-type="float">
            <text:p>0.1119</text:p>
          </table:table-cell>
          <table:table-cell table:formula="of:=[.D32]/[.D$1]" office:value-type="float" office:value="0.733096085409253" calcext:value-type="float">
            <text:p>0.7331</text:p>
          </table:table-cell>
          <table:table-cell table:formula="of:=[.E32]/[.E$1]" office:value-type="float" office:value="0.807843137254902" calcext:value-type="float">
            <text:p>0.8078</text:p>
          </table:table-cell>
          <table:table-cell table:formula="of:=[.F32]/[.F$1]" office:value-type="float" office:value="0.507177033492823" calcext:value-type="float">
            <text:p>0.5072</text:p>
          </table:table-cell>
          <table:table-cell table:formula="of:=[.G32]/[.G$1]" office:value-type="float" office:value="0.904055390702275" calcext:value-type="float">
            <text:p>0.9041</text:p>
          </table:table-cell>
          <table:table-cell table:formula="of:=AVERAGE([.H32:.M32])" office:value-type="float" office:value="0.658977005315233" calcext:value-type="float">
            <text:p>0.6590</text:p>
          </table:table-cell>
        </table:table-row>
        <table:table-row table:style-name="ro1">
          <table:table-cell office:value-type="string" calcext:value-type="string">
            <text:p>Resultados caracterizador/30_-8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06" calcext:value-type="float">
            <text:p>106</text:p>
          </table:table-cell>
          <table:table-cell office:value-type="float" office:value="914" calcext:value-type="float">
            <text:p>914</text:p>
          </table:table-cell>
          <table:table-cell table:formula="of:=[.B33]/[.B$1]" office:value-type="float" office:value="0.889763779527559" calcext:value-type="float">
            <text:p>0.8898</text:p>
          </table:table-cell>
          <table:table-cell table:formula="of:=[.C33]/[.C$1]" office:value-type="float" office:value="0.111926605504587" calcext:value-type="float">
            <text:p>0.1119</text:p>
          </table:table-cell>
          <table:table-cell table:formula="of:=[.D33]/[.D$1]" office:value-type="float" office:value="0.733096085409253" calcext:value-type="float">
            <text:p>0.7331</text:p>
          </table:table-cell>
          <table:table-cell table:formula="of:=[.E33]/[.E$1]" office:value-type="float" office:value="0.807843137254902" calcext:value-type="float">
            <text:p>0.8078</text:p>
          </table:table-cell>
          <table:table-cell table:formula="of:=[.F33]/[.F$1]" office:value-type="float" office:value="0.507177033492823" calcext:value-type="float">
            <text:p>0.5072</text:p>
          </table:table-cell>
          <table:table-cell table:formula="of:=[.G33]/[.G$1]" office:value-type="float" office:value="0.904055390702275" calcext:value-type="float">
            <text:p>0.9041</text:p>
          </table:table-cell>
          <table:table-cell table:formula="of:=AVERAGE([.H33:.M33])" office:value-type="float" office:value="0.658977005315233" calcext:value-type="float">
            <text:p>0.6590</text:p>
          </table:table-cell>
        </table:table-row>
        <table:table-row table:style-name="ro1">
          <table:table-cell office:value-type="string" calcext:value-type="string">
            <text:p>Resultados caracterizador/30_-9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06" calcext:value-type="float">
            <text:p>106</text:p>
          </table:table-cell>
          <table:table-cell office:value-type="float" office:value="914" calcext:value-type="float">
            <text:p>914</text:p>
          </table:table-cell>
          <table:table-cell table:formula="of:=[.B34]/[.B$1]" office:value-type="float" office:value="0.889763779527559" calcext:value-type="float">
            <text:p>0.8898</text:p>
          </table:table-cell>
          <table:table-cell table:formula="of:=[.C34]/[.C$1]" office:value-type="float" office:value="0.111926605504587" calcext:value-type="float">
            <text:p>0.1119</text:p>
          </table:table-cell>
          <table:table-cell table:formula="of:=[.D34]/[.D$1]" office:value-type="float" office:value="0.733096085409253" calcext:value-type="float">
            <text:p>0.7331</text:p>
          </table:table-cell>
          <table:table-cell table:formula="of:=[.E34]/[.E$1]" office:value-type="float" office:value="0.807843137254902" calcext:value-type="float">
            <text:p>0.8078</text:p>
          </table:table-cell>
          <table:table-cell table:formula="of:=[.F34]/[.F$1]" office:value-type="float" office:value="0.507177033492823" calcext:value-type="float">
            <text:p>0.5072</text:p>
          </table:table-cell>
          <table:table-cell table:formula="of:=[.G34]/[.G$1]" office:value-type="float" office:value="0.904055390702275" calcext:value-type="float">
            <text:p>0.9041</text:p>
          </table:table-cell>
          <table:table-cell table:formula="of:=AVERAGE([.H34:.M34])" office:value-type="float" office:value="0.658977005315233" calcext:value-type="float">
            <text:p>0.6590</text:p>
          </table:table-cell>
        </table:table-row>
        <table:table-row table:style-name="ro1">
          <table:table-cell office:value-type="string" calcext:value-type="string">
            <text:p>Resultados caracterizador/31_-10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29" calcext:value-type="float">
            <text:p>229</text:p>
          </table:table-cell>
          <table:table-cell office:value-type="float" office:value="207" calcext:value-type="float">
            <text:p>207</text:p>
          </table:table-cell>
          <table:table-cell office:value-type="float" office:value="111" calcext:value-type="float">
            <text:p>111</text:p>
          </table:table-cell>
          <table:table-cell office:value-type="float" office:value="923" calcext:value-type="float">
            <text:p>923</text:p>
          </table:table-cell>
          <table:table-cell table:formula="of:=[.B35]/[.B$1]" office:value-type="float" office:value="0.889763779527559" calcext:value-type="float">
            <text:p>0.8898</text:p>
          </table:table-cell>
          <table:table-cell table:formula="of:=[.C35]/[.C$1]" office:value-type="float" office:value="0.111926605504587" calcext:value-type="float">
            <text:p>0.1119</text:p>
          </table:table-cell>
          <table:table-cell table:formula="of:=[.D35]/[.D$1]" office:value-type="float" office:value="0.814946619217082" calcext:value-type="float">
            <text:p>0.8149</text:p>
          </table:table-cell>
          <table:table-cell table:formula="of:=[.E35]/[.E$1]" office:value-type="float" office:value="0.811764705882353" calcext:value-type="float">
            <text:p>0.8118</text:p>
          </table:table-cell>
          <table:table-cell table:formula="of:=[.F35]/[.F$1]" office:value-type="float" office:value="0.5311004784689" calcext:value-type="float">
            <text:p>0.5311</text:p>
          </table:table-cell>
          <table:table-cell table:formula="of:=[.G35]/[.G$1]" office:value-type="float" office:value="0.91295746785361" calcext:value-type="float">
            <text:p>0.9130</text:p>
          </table:table-cell>
          <table:table-cell table:formula="of:=AVERAGE([.H35:.M35])" office:value-type="float" office:value="0.678743276075682" calcext:value-type="float">
            <text:p>0.6787</text:p>
          </table:table-cell>
        </table:table-row>
        <table:table-row table:style-name="ro1">
          <table:table-cell office:value-type="string" calcext:value-type="string">
            <text:p>Resultados caracterizador/31_-110.txt</text:p>
          </table:table-cell>
          <table:table-cell office:value-type="float" office:value="111" calcext:value-type="float">
            <text:p>111</text:p>
          </table:table-cell>
          <table:table-cell office:value-type="float" office:value="183" calcext:value-type="float">
            <text:p>183</text:p>
          </table:table-cell>
          <table:table-cell office:value-type="float" office:value="210" calcext:value-type="float">
            <text:p>210</text:p>
          </table:table-cell>
          <table:table-cell office:value-type="float" office:value="171" calcext:value-type="float">
            <text:p>171</text:p>
          </table:table-cell>
          <table:table-cell office:value-type="float" office:value="78" calcext:value-type="float">
            <text:p>78</text:p>
          </table:table-cell>
          <table:table-cell office:value-type="float" office:value="887" calcext:value-type="float">
            <text:p>887</text:p>
          </table:table-cell>
          <table:table-cell table:formula="of:=[.B36]/[.B$1]" office:value-type="float" office:value="0.874015748031496" calcext:value-type="float">
            <text:p>0.8740</text:p>
          </table:table-cell>
          <table:table-cell table:formula="of:=[.C36]/[.C$1]" office:value-type="float" office:value="0.111926605504587" calcext:value-type="float">
            <text:p>0.1119</text:p>
          </table:table-cell>
          <table:table-cell table:formula="of:=[.D36]/[.D$1]" office:value-type="float" office:value="0.747330960854093" calcext:value-type="float">
            <text:p>0.7473</text:p>
          </table:table-cell>
          <table:table-cell table:formula="of:=[.E36]/[.E$1]" office:value-type="float" office:value="0.670588235294118" calcext:value-type="float">
            <text:p>0.6706</text:p>
          </table:table-cell>
          <table:table-cell table:formula="of:=[.F36]/[.F$1]" office:value-type="float" office:value="0.373205741626794" calcext:value-type="float">
            <text:p>0.3732</text:p>
          </table:table-cell>
          <table:table-cell table:formula="of:=[.G36]/[.G$1]" office:value-type="float" office:value="0.877349159248269" calcext:value-type="float">
            <text:p>0.8773</text:p>
          </table:table-cell>
          <table:table-cell table:formula="of:=AVERAGE([.H36:.M36])" office:value-type="float" office:value="0.609069408426559" calcext:value-type="float">
            <text:p>0.6091</text:p>
          </table:table-cell>
        </table:table-row>
        <table:table-row table:style-name="ro1">
          <table:table-cell office:value-type="string" calcext:value-type="string">
            <text:p>Resultados caracterizador/31_-7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29" calcext:value-type="float">
            <text:p>229</text:p>
          </table:table-cell>
          <table:table-cell office:value-type="float" office:value="207" calcext:value-type="float">
            <text:p>207</text:p>
          </table:table-cell>
          <table:table-cell office:value-type="float" office:value="111" calcext:value-type="float">
            <text:p>111</text:p>
          </table:table-cell>
          <table:table-cell office:value-type="float" office:value="923" calcext:value-type="float">
            <text:p>923</text:p>
          </table:table-cell>
          <table:table-cell table:formula="of:=[.B37]/[.B$1]" office:value-type="float" office:value="0.889763779527559" calcext:value-type="float">
            <text:p>0.8898</text:p>
          </table:table-cell>
          <table:table-cell table:formula="of:=[.C37]/[.C$1]" office:value-type="float" office:value="0.111926605504587" calcext:value-type="float">
            <text:p>0.1119</text:p>
          </table:table-cell>
          <table:table-cell table:formula="of:=[.D37]/[.D$1]" office:value-type="float" office:value="0.814946619217082" calcext:value-type="float">
            <text:p>0.8149</text:p>
          </table:table-cell>
          <table:table-cell table:formula="of:=[.E37]/[.E$1]" office:value-type="float" office:value="0.811764705882353" calcext:value-type="float">
            <text:p>0.8118</text:p>
          </table:table-cell>
          <table:table-cell table:formula="of:=[.F37]/[.F$1]" office:value-type="float" office:value="0.5311004784689" calcext:value-type="float">
            <text:p>0.5311</text:p>
          </table:table-cell>
          <table:table-cell table:formula="of:=[.G37]/[.G$1]" office:value-type="float" office:value="0.91295746785361" calcext:value-type="float">
            <text:p>0.9130</text:p>
          </table:table-cell>
          <table:table-cell table:formula="of:=AVERAGE([.H37:.M37])" office:value-type="float" office:value="0.678743276075682" calcext:value-type="float">
            <text:p>0.6787</text:p>
          </table:table-cell>
        </table:table-row>
        <table:table-row table:style-name="ro1">
          <table:table-cell office:value-type="string" calcext:value-type="string">
            <text:p>Resultados caracterizador/31_-8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29" calcext:value-type="float">
            <text:p>229</text:p>
          </table:table-cell>
          <table:table-cell office:value-type="float" office:value="207" calcext:value-type="float">
            <text:p>207</text:p>
          </table:table-cell>
          <table:table-cell office:value-type="float" office:value="111" calcext:value-type="float">
            <text:p>111</text:p>
          </table:table-cell>
          <table:table-cell office:value-type="float" office:value="923" calcext:value-type="float">
            <text:p>923</text:p>
          </table:table-cell>
          <table:table-cell table:formula="of:=[.B38]/[.B$1]" office:value-type="float" office:value="0.889763779527559" calcext:value-type="float">
            <text:p>0.8898</text:p>
          </table:table-cell>
          <table:table-cell table:formula="of:=[.C38]/[.C$1]" office:value-type="float" office:value="0.111926605504587" calcext:value-type="float">
            <text:p>0.1119</text:p>
          </table:table-cell>
          <table:table-cell table:formula="of:=[.D38]/[.D$1]" office:value-type="float" office:value="0.814946619217082" calcext:value-type="float">
            <text:p>0.8149</text:p>
          </table:table-cell>
          <table:table-cell table:formula="of:=[.E38]/[.E$1]" office:value-type="float" office:value="0.811764705882353" calcext:value-type="float">
            <text:p>0.8118</text:p>
          </table:table-cell>
          <table:table-cell table:formula="of:=[.F38]/[.F$1]" office:value-type="float" office:value="0.5311004784689" calcext:value-type="float">
            <text:p>0.5311</text:p>
          </table:table-cell>
          <table:table-cell table:formula="of:=[.G38]/[.G$1]" office:value-type="float" office:value="0.91295746785361" calcext:value-type="float">
            <text:p>0.9130</text:p>
          </table:table-cell>
          <table:table-cell table:formula="of:=AVERAGE([.H38:.M38])" office:value-type="float" office:value="0.678743276075682" calcext:value-type="float">
            <text:p>0.6787</text:p>
          </table:table-cell>
        </table:table-row>
        <table:table-row table:style-name="ro1">
          <table:table-cell office:value-type="string" calcext:value-type="string">
            <text:p>Resultados caracterizador/31_-9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29" calcext:value-type="float">
            <text:p>229</text:p>
          </table:table-cell>
          <table:table-cell office:value-type="float" office:value="207" calcext:value-type="float">
            <text:p>207</text:p>
          </table:table-cell>
          <table:table-cell office:value-type="float" office:value="111" calcext:value-type="float">
            <text:p>111</text:p>
          </table:table-cell>
          <table:table-cell office:value-type="float" office:value="923" calcext:value-type="float">
            <text:p>923</text:p>
          </table:table-cell>
          <table:table-cell table:formula="of:=[.B39]/[.B$1]" office:value-type="float" office:value="0.889763779527559" calcext:value-type="float">
            <text:p>0.8898</text:p>
          </table:table-cell>
          <table:table-cell table:formula="of:=[.C39]/[.C$1]" office:value-type="float" office:value="0.111926605504587" calcext:value-type="float">
            <text:p>0.1119</text:p>
          </table:table-cell>
          <table:table-cell table:formula="of:=[.D39]/[.D$1]" office:value-type="float" office:value="0.814946619217082" calcext:value-type="float">
            <text:p>0.8149</text:p>
          </table:table-cell>
          <table:table-cell table:formula="of:=[.E39]/[.E$1]" office:value-type="float" office:value="0.811764705882353" calcext:value-type="float">
            <text:p>0.8118</text:p>
          </table:table-cell>
          <table:table-cell table:formula="of:=[.F39]/[.F$1]" office:value-type="float" office:value="0.5311004784689" calcext:value-type="float">
            <text:p>0.5311</text:p>
          </table:table-cell>
          <table:table-cell table:formula="of:=[.G39]/[.G$1]" office:value-type="float" office:value="0.91295746785361" calcext:value-type="float">
            <text:p>0.9130</text:p>
          </table:table-cell>
          <table:table-cell table:formula="of:=AVERAGE([.H39:.M39])" office:value-type="float" office:value="0.678743276075682" calcext:value-type="float">
            <text:p>0.6787</text:p>
          </table:table-cell>
        </table:table-row>
        <table:table-row table:style-name="ro1">
          <table:table-cell office:value-type="string" calcext:value-type="string">
            <text:p>Resultados caracterizador/32_-10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33" calcext:value-type="float">
            <text:p>233</text:p>
          </table:table-cell>
          <table:table-cell office:value-type="float" office:value="209" calcext:value-type="float">
            <text:p>209</text:p>
          </table:table-cell>
          <table:table-cell office:value-type="float" office:value="111" calcext:value-type="float">
            <text:p>111</text:p>
          </table:table-cell>
          <table:table-cell office:value-type="float" office:value="932" calcext:value-type="float">
            <text:p>932</text:p>
          </table:table-cell>
          <table:table-cell table:formula="of:=[.B40]/[.B$1]" office:value-type="float" office:value="0.889763779527559" calcext:value-type="float">
            <text:p>0.8898</text:p>
          </table:table-cell>
          <table:table-cell table:formula="of:=[.C40]/[.C$1]" office:value-type="float" office:value="0.111926605504587" calcext:value-type="float">
            <text:p>0.1119</text:p>
          </table:table-cell>
          <table:table-cell table:formula="of:=[.D40]/[.D$1]" office:value-type="float" office:value="0.829181494661922" calcext:value-type="float">
            <text:p>0.8292</text:p>
          </table:table-cell>
          <table:table-cell table:formula="of:=[.E40]/[.E$1]" office:value-type="float" office:value="0.819607843137255" calcext:value-type="float">
            <text:p>0.8196</text:p>
          </table:table-cell>
          <table:table-cell table:formula="of:=[.F40]/[.F$1]" office:value-type="float" office:value="0.5311004784689" calcext:value-type="float">
            <text:p>0.5311</text:p>
          </table:table-cell>
          <table:table-cell table:formula="of:=[.G40]/[.G$1]" office:value-type="float" office:value="0.921859545004946" calcext:value-type="float">
            <text:p>0.9219</text:p>
          </table:table-cell>
          <table:table-cell table:formula="of:=AVERAGE([.H40:.M40])" office:value-type="float" office:value="0.683906624384195" calcext:value-type="float">
            <text:p>0.6839</text:p>
          </table:table-cell>
        </table:table-row>
        <table:table-row table:style-name="ro1">
          <table:table-cell office:value-type="string" calcext:value-type="string">
            <text:p>Resultados caracterizador/32_-110.txt</text:p>
          </table:table-cell>
          <table:table-cell office:value-type="float" office:value="111" calcext:value-type="float">
            <text:p>111</text:p>
          </table:table-cell>
          <table:table-cell office:value-type="float" office:value="183" calcext:value-type="float">
            <text:p>183</text:p>
          </table:table-cell>
          <table:table-cell office:value-type="float" office:value="217" calcext:value-type="float">
            <text:p>217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887" calcext:value-type="float">
            <text:p>887</text:p>
          </table:table-cell>
          <table:table-cell table:formula="of:=[.B41]/[.B$1]" office:value-type="float" office:value="0.874015748031496" calcext:value-type="float">
            <text:p>0.8740</text:p>
          </table:table-cell>
          <table:table-cell table:formula="of:=[.C41]/[.C$1]" office:value-type="float" office:value="0.111926605504587" calcext:value-type="float">
            <text:p>0.1119</text:p>
          </table:table-cell>
          <table:table-cell table:formula="of:=[.D41]/[.D$1]" office:value-type="float" office:value="0.772241992882562" calcext:value-type="float">
            <text:p>0.7722</text:p>
          </table:table-cell>
          <table:table-cell table:formula="of:=[.E41]/[.E$1]" office:value-type="float" office:value="0.67843137254902" calcext:value-type="float">
            <text:p>0.6784</text:p>
          </table:table-cell>
          <table:table-cell table:formula="of:=[.F41]/[.F$1]" office:value-type="float" office:value="0.373205741626794" calcext:value-type="float">
            <text:p>0.3732</text:p>
          </table:table-cell>
          <table:table-cell table:formula="of:=[.G41]/[.G$1]" office:value-type="float" office:value="0.877349159248269" calcext:value-type="float">
            <text:p>0.8773</text:p>
          </table:table-cell>
          <table:table-cell table:formula="of:=AVERAGE([.H41:.M41])" office:value-type="float" office:value="0.614528436640455" calcext:value-type="float">
            <text:p>0.6145</text:p>
          </table:table-cell>
        </table:table-row>
        <table:table-row table:style-name="ro1">
          <table:table-cell office:value-type="string" calcext:value-type="string">
            <text:p>Resultados caracterizador/32_-7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33" calcext:value-type="float">
            <text:p>233</text:p>
          </table:table-cell>
          <table:table-cell office:value-type="float" office:value="209" calcext:value-type="float">
            <text:p>209</text:p>
          </table:table-cell>
          <table:table-cell office:value-type="float" office:value="111" calcext:value-type="float">
            <text:p>111</text:p>
          </table:table-cell>
          <table:table-cell office:value-type="float" office:value="932" calcext:value-type="float">
            <text:p>932</text:p>
          </table:table-cell>
          <table:table-cell table:formula="of:=[.B42]/[.B$1]" office:value-type="float" office:value="0.889763779527559" calcext:value-type="float">
            <text:p>0.8898</text:p>
          </table:table-cell>
          <table:table-cell table:formula="of:=[.C42]/[.C$1]" office:value-type="float" office:value="0.111926605504587" calcext:value-type="float">
            <text:p>0.1119</text:p>
          </table:table-cell>
          <table:table-cell table:formula="of:=[.D42]/[.D$1]" office:value-type="float" office:value="0.829181494661922" calcext:value-type="float">
            <text:p>0.8292</text:p>
          </table:table-cell>
          <table:table-cell table:formula="of:=[.E42]/[.E$1]" office:value-type="float" office:value="0.819607843137255" calcext:value-type="float">
            <text:p>0.8196</text:p>
          </table:table-cell>
          <table:table-cell table:formula="of:=[.F42]/[.F$1]" office:value-type="float" office:value="0.5311004784689" calcext:value-type="float">
            <text:p>0.5311</text:p>
          </table:table-cell>
          <table:table-cell table:formula="of:=[.G42]/[.G$1]" office:value-type="float" office:value="0.921859545004946" calcext:value-type="float">
            <text:p>0.9219</text:p>
          </table:table-cell>
          <table:table-cell table:formula="of:=AVERAGE([.H42:.M42])" office:value-type="float" office:value="0.683906624384195" calcext:value-type="float">
            <text:p>0.6839</text:p>
          </table:table-cell>
        </table:table-row>
        <table:table-row table:style-name="ro1">
          <table:table-cell office:value-type="string" calcext:value-type="string">
            <text:p>Resultados caracterizador/32_-8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33" calcext:value-type="float">
            <text:p>233</text:p>
          </table:table-cell>
          <table:table-cell office:value-type="float" office:value="209" calcext:value-type="float">
            <text:p>209</text:p>
          </table:table-cell>
          <table:table-cell office:value-type="float" office:value="111" calcext:value-type="float">
            <text:p>111</text:p>
          </table:table-cell>
          <table:table-cell office:value-type="float" office:value="932" calcext:value-type="float">
            <text:p>932</text:p>
          </table:table-cell>
          <table:table-cell table:formula="of:=[.B43]/[.B$1]" office:value-type="float" office:value="0.889763779527559" calcext:value-type="float">
            <text:p>0.8898</text:p>
          </table:table-cell>
          <table:table-cell table:formula="of:=[.C43]/[.C$1]" office:value-type="float" office:value="0.111926605504587" calcext:value-type="float">
            <text:p>0.1119</text:p>
          </table:table-cell>
          <table:table-cell table:formula="of:=[.D43]/[.D$1]" office:value-type="float" office:value="0.829181494661922" calcext:value-type="float">
            <text:p>0.8292</text:p>
          </table:table-cell>
          <table:table-cell table:formula="of:=[.E43]/[.E$1]" office:value-type="float" office:value="0.819607843137255" calcext:value-type="float">
            <text:p>0.8196</text:p>
          </table:table-cell>
          <table:table-cell table:formula="of:=[.F43]/[.F$1]" office:value-type="float" office:value="0.5311004784689" calcext:value-type="float">
            <text:p>0.5311</text:p>
          </table:table-cell>
          <table:table-cell table:formula="of:=[.G43]/[.G$1]" office:value-type="float" office:value="0.921859545004946" calcext:value-type="float">
            <text:p>0.9219</text:p>
          </table:table-cell>
          <table:table-cell table:formula="of:=AVERAGE([.H43:.M43])" office:value-type="float" office:value="0.683906624384195" calcext:value-type="float">
            <text:p>0.6839</text:p>
          </table:table-cell>
        </table:table-row>
        <table:table-row table:style-name="ro1">
          <table:table-cell office:value-type="string" calcext:value-type="string">
            <text:p>Resultados caracterizador/32_-9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33" calcext:value-type="float">
            <text:p>233</text:p>
          </table:table-cell>
          <table:table-cell office:value-type="float" office:value="209" calcext:value-type="float">
            <text:p>209</text:p>
          </table:table-cell>
          <table:table-cell office:value-type="float" office:value="111" calcext:value-type="float">
            <text:p>111</text:p>
          </table:table-cell>
          <table:table-cell office:value-type="float" office:value="932" calcext:value-type="float">
            <text:p>932</text:p>
          </table:table-cell>
          <table:table-cell table:formula="of:=[.B44]/[.B$1]" office:value-type="float" office:value="0.889763779527559" calcext:value-type="float">
            <text:p>0.8898</text:p>
          </table:table-cell>
          <table:table-cell table:formula="of:=[.C44]/[.C$1]" office:value-type="float" office:value="0.111926605504587" calcext:value-type="float">
            <text:p>0.1119</text:p>
          </table:table-cell>
          <table:table-cell table:formula="of:=[.D44]/[.D$1]" office:value-type="float" office:value="0.829181494661922" calcext:value-type="float">
            <text:p>0.8292</text:p>
          </table:table-cell>
          <table:table-cell table:formula="of:=[.E44]/[.E$1]" office:value-type="float" office:value="0.819607843137255" calcext:value-type="float">
            <text:p>0.8196</text:p>
          </table:table-cell>
          <table:table-cell table:formula="of:=[.F44]/[.F$1]" office:value-type="float" office:value="0.5311004784689" calcext:value-type="float">
            <text:p>0.5311</text:p>
          </table:table-cell>
          <table:table-cell table:formula="of:=[.G44]/[.G$1]" office:value-type="float" office:value="0.921859545004946" calcext:value-type="float">
            <text:p>0.9219</text:p>
          </table:table-cell>
          <table:table-cell table:formula="of:=AVERAGE([.H44:.M44])" office:value-type="float" office:value="0.683906624384195" calcext:value-type="float">
            <text:p>0.6839</text:p>
          </table:table-cell>
        </table:table-row>
        <table:table-row table:style-name="ro1">
          <table:table-cell office:value-type="string" calcext:value-type="string">
            <text:p>Resultados caracterizador/33_-10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32" calcext:value-type="float">
            <text:p>932</text:p>
          </table:table-cell>
          <table:table-cell table:formula="of:=[.B45]/[.B$1]" office:value-type="float" office:value="0.889763779527559" calcext:value-type="float">
            <text:p>0.8898</text:p>
          </table:table-cell>
          <table:table-cell table:formula="of:=[.C45]/[.C$1]" office:value-type="float" office:value="0.111926605504587" calcext:value-type="float">
            <text:p>0.1119</text:p>
          </table:table-cell>
          <table:table-cell table:formula="of:=[.D45]/[.D$1]" office:value-type="float" office:value="0.889679715302491" calcext:value-type="float">
            <text:p>0.8897</text:p>
          </table:table-cell>
          <table:table-cell table:formula="of:=[.E45]/[.E$1]" office:value-type="float" office:value="0.823529411764706" calcext:value-type="float">
            <text:p>0.8235</text:p>
          </table:table-cell>
          <table:table-cell table:formula="of:=[.F45]/[.F$1]" office:value-type="float" office:value="0.5311004784689" calcext:value-type="float">
            <text:p>0.5311</text:p>
          </table:table-cell>
          <table:table-cell table:formula="of:=[.G45]/[.G$1]" office:value-type="float" office:value="0.921859545004946" calcext:value-type="float">
            <text:p>0.9219</text:p>
          </table:table-cell>
          <table:table-cell table:formula="of:=AVERAGE([.H45:.M45])" office:value-type="float" office:value="0.694643255928865" calcext:value-type="float">
            <text:p>0.6946</text:p>
          </table:table-cell>
        </table:table-row>
        <table:table-row table:style-name="ro1">
          <table:table-cell office:value-type="string" calcext:value-type="string">
            <text:p>Resultados caracterizador/33_-110.txt</text:p>
          </table:table-cell>
          <table:table-cell office:value-type="float" office:value="111" calcext:value-type="float">
            <text:p>111</text:p>
          </table:table-cell>
          <table:table-cell office:value-type="float" office:value="183" calcext:value-type="float">
            <text:p>183</text:p>
          </table:table-cell>
          <table:table-cell office:value-type="float" office:value="237" calcext:value-type="float">
            <text:p>237</text:p>
          </table:table-cell>
          <table:table-cell office:value-type="float" office:value="177" calcext:value-type="float">
            <text:p>177</text:p>
          </table:table-cell>
          <table:table-cell office:value-type="float" office:value="78" calcext:value-type="float">
            <text:p>78</text:p>
          </table:table-cell>
          <table:table-cell office:value-type="float" office:value="887" calcext:value-type="float">
            <text:p>887</text:p>
          </table:table-cell>
          <table:table-cell table:formula="of:=[.B46]/[.B$1]" office:value-type="float" office:value="0.874015748031496" calcext:value-type="float">
            <text:p>0.8740</text:p>
          </table:table-cell>
          <table:table-cell table:formula="of:=[.C46]/[.C$1]" office:value-type="float" office:value="0.111926605504587" calcext:value-type="float">
            <text:p>0.1119</text:p>
          </table:table-cell>
          <table:table-cell table:formula="of:=[.D46]/[.D$1]" office:value-type="float" office:value="0.843416370106761" calcext:value-type="float">
            <text:p>0.8434</text:p>
          </table:table-cell>
          <table:table-cell table:formula="of:=[.E46]/[.E$1]" office:value-type="float" office:value="0.694117647058823" calcext:value-type="float">
            <text:p>0.6941</text:p>
          </table:table-cell>
          <table:table-cell table:formula="of:=[.F46]/[.F$1]" office:value-type="float" office:value="0.373205741626794" calcext:value-type="float">
            <text:p>0.3732</text:p>
          </table:table-cell>
          <table:table-cell table:formula="of:=[.G46]/[.G$1]" office:value-type="float" office:value="0.877349159248269" calcext:value-type="float">
            <text:p>0.8773</text:p>
          </table:table-cell>
          <table:table-cell table:formula="of:=AVERAGE([.H46:.M46])" office:value-type="float" office:value="0.629005211929455" calcext:value-type="float">
            <text:p>0.6290</text:p>
          </table:table-cell>
        </table:table-row>
        <table:table-row table:style-name="ro1">
          <table:table-cell office:value-type="string" calcext:value-type="string">
            <text:p>Resultados caracterizador/33_-7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32" calcext:value-type="float">
            <text:p>932</text:p>
          </table:table-cell>
          <table:table-cell table:formula="of:=[.B47]/[.B$1]" office:value-type="float" office:value="0.889763779527559" calcext:value-type="float">
            <text:p>0.8898</text:p>
          </table:table-cell>
          <table:table-cell table:formula="of:=[.C47]/[.C$1]" office:value-type="float" office:value="0.111926605504587" calcext:value-type="float">
            <text:p>0.1119</text:p>
          </table:table-cell>
          <table:table-cell table:formula="of:=[.D47]/[.D$1]" office:value-type="float" office:value="0.889679715302491" calcext:value-type="float">
            <text:p>0.8897</text:p>
          </table:table-cell>
          <table:table-cell table:formula="of:=[.E47]/[.E$1]" office:value-type="float" office:value="0.823529411764706" calcext:value-type="float">
            <text:p>0.8235</text:p>
          </table:table-cell>
          <table:table-cell table:formula="of:=[.F47]/[.F$1]" office:value-type="float" office:value="0.5311004784689" calcext:value-type="float">
            <text:p>0.5311</text:p>
          </table:table-cell>
          <table:table-cell table:formula="of:=[.G47]/[.G$1]" office:value-type="float" office:value="0.921859545004946" calcext:value-type="float">
            <text:p>0.9219</text:p>
          </table:table-cell>
          <table:table-cell table:formula="of:=AVERAGE([.H47:.M47])" office:value-type="float" office:value="0.694643255928865" calcext:value-type="float">
            <text:p>0.6946</text:p>
          </table:table-cell>
        </table:table-row>
        <table:table-row table:style-name="ro1">
          <table:table-cell office:value-type="string" calcext:value-type="string">
            <text:p>Resultados caracterizador/33_-8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32" calcext:value-type="float">
            <text:p>932</text:p>
          </table:table-cell>
          <table:table-cell table:formula="of:=[.B48]/[.B$1]" office:value-type="float" office:value="0.889763779527559" calcext:value-type="float">
            <text:p>0.8898</text:p>
          </table:table-cell>
          <table:table-cell table:formula="of:=[.C48]/[.C$1]" office:value-type="float" office:value="0.111926605504587" calcext:value-type="float">
            <text:p>0.1119</text:p>
          </table:table-cell>
          <table:table-cell table:formula="of:=[.D48]/[.D$1]" office:value-type="float" office:value="0.889679715302491" calcext:value-type="float">
            <text:p>0.8897</text:p>
          </table:table-cell>
          <table:table-cell table:formula="of:=[.E48]/[.E$1]" office:value-type="float" office:value="0.823529411764706" calcext:value-type="float">
            <text:p>0.8235</text:p>
          </table:table-cell>
          <table:table-cell table:formula="of:=[.F48]/[.F$1]" office:value-type="float" office:value="0.5311004784689" calcext:value-type="float">
            <text:p>0.5311</text:p>
          </table:table-cell>
          <table:table-cell table:formula="of:=[.G48]/[.G$1]" office:value-type="float" office:value="0.921859545004946" calcext:value-type="float">
            <text:p>0.9219</text:p>
          </table:table-cell>
          <table:table-cell table:formula="of:=AVERAGE([.H48:.M48])" office:value-type="float" office:value="0.694643255928865" calcext:value-type="float">
            <text:p>0.6946</text:p>
          </table:table-cell>
        </table:table-row>
        <table:table-row table:style-name="ro1">
          <table:table-cell office:value-type="string" calcext:value-type="string">
            <text:p>Resultados caracterizador/33_-9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32" calcext:value-type="float">
            <text:p>932</text:p>
          </table:table-cell>
          <table:table-cell table:formula="of:=[.B49]/[.B$1]" office:value-type="float" office:value="0.889763779527559" calcext:value-type="float">
            <text:p>0.8898</text:p>
          </table:table-cell>
          <table:table-cell table:formula="of:=[.C49]/[.C$1]" office:value-type="float" office:value="0.111926605504587" calcext:value-type="float">
            <text:p>0.1119</text:p>
          </table:table-cell>
          <table:table-cell table:formula="of:=[.D49]/[.D$1]" office:value-type="float" office:value="0.889679715302491" calcext:value-type="float">
            <text:p>0.8897</text:p>
          </table:table-cell>
          <table:table-cell table:formula="of:=[.E49]/[.E$1]" office:value-type="float" office:value="0.823529411764706" calcext:value-type="float">
            <text:p>0.8235</text:p>
          </table:table-cell>
          <table:table-cell table:formula="of:=[.F49]/[.F$1]" office:value-type="float" office:value="0.5311004784689" calcext:value-type="float">
            <text:p>0.5311</text:p>
          </table:table-cell>
          <table:table-cell table:formula="of:=[.G49]/[.G$1]" office:value-type="float" office:value="0.921859545004946" calcext:value-type="float">
            <text:p>0.9219</text:p>
          </table:table-cell>
          <table:table-cell table:formula="of:=AVERAGE([.H49:.M49])" office:value-type="float" office:value="0.694643255928865" calcext:value-type="float">
            <text:p>0.6946</text:p>
          </table:table-cell>
        </table:table-row>
        <table:table-row table:style-name="ro1">
          <table:table-cell office:value-type="string" calcext:value-type="string">
            <text:p>Resultados caracterizador/34_-10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32" calcext:value-type="float">
            <text:p>932</text:p>
          </table:table-cell>
          <table:table-cell table:formula="of:=[.B50]/[.B$1]" office:value-type="float" office:value="0.889763779527559" calcext:value-type="float">
            <text:p>0.8898</text:p>
          </table:table-cell>
          <table:table-cell table:formula="of:=[.C50]/[.C$1]" office:value-type="float" office:value="0.111926605504587" calcext:value-type="float">
            <text:p>0.1119</text:p>
          </table:table-cell>
          <table:table-cell table:formula="of:=[.D50]/[.D$1]" office:value-type="float" office:value="0.911032028469751" calcext:value-type="float">
            <text:p>0.9110</text:p>
          </table:table-cell>
          <table:table-cell table:formula="of:=[.E50]/[.E$1]" office:value-type="float" office:value="0.823529411764706" calcext:value-type="float">
            <text:p>0.8235</text:p>
          </table:table-cell>
          <table:table-cell table:formula="of:=[.F50]/[.F$1]" office:value-type="float" office:value="0.5311004784689" calcext:value-type="float">
            <text:p>0.5311</text:p>
          </table:table-cell>
          <table:table-cell table:formula="of:=[.G50]/[.G$1]" office:value-type="float" office:value="0.921859545004946" calcext:value-type="float">
            <text:p>0.9219</text:p>
          </table:table-cell>
          <table:table-cell table:formula="of:=AVERAGE([.H50:.M50])" office:value-type="float" office:value="0.698201974790075" calcext:value-type="float">
            <text:p>0.6982</text:p>
          </table:table-cell>
        </table:table-row>
        <table:table-row table:style-name="ro1">
          <table:table-cell office:value-type="string" calcext:value-type="string">
            <text:p>Resultados caracterizador/34_-110.txt</text:p>
          </table:table-cell>
          <table:table-cell office:value-type="float" office:value="111" calcext:value-type="float">
            <text:p>111</text:p>
          </table:table-cell>
          <table:table-cell office:value-type="float" office:value="183" calcext:value-type="float">
            <text:p>183</text:p>
          </table:table-cell>
          <table:table-cell office:value-type="float" office:value="240" calcext:value-type="float">
            <text:p>240</text:p>
          </table:table-cell>
          <table:table-cell office:value-type="float" office:value="177" calcext:value-type="float">
            <text:p>177</text:p>
          </table:table-cell>
          <table:table-cell office:value-type="float" office:value="78" calcext:value-type="float">
            <text:p>78</text:p>
          </table:table-cell>
          <table:table-cell office:value-type="float" office:value="889" calcext:value-type="float">
            <text:p>889</text:p>
          </table:table-cell>
          <table:table-cell table:formula="of:=[.B51]/[.B$1]" office:value-type="float" office:value="0.874015748031496" calcext:value-type="float">
            <text:p>0.8740</text:p>
          </table:table-cell>
          <table:table-cell table:formula="of:=[.C51]/[.C$1]" office:value-type="float" office:value="0.111926605504587" calcext:value-type="float">
            <text:p>0.1119</text:p>
          </table:table-cell>
          <table:table-cell table:formula="of:=[.D51]/[.D$1]" office:value-type="float" office:value="0.854092526690391" calcext:value-type="float">
            <text:p>0.8541</text:p>
          </table:table-cell>
          <table:table-cell table:formula="of:=[.E51]/[.E$1]" office:value-type="float" office:value="0.694117647058823" calcext:value-type="float">
            <text:p>0.6941</text:p>
          </table:table-cell>
          <table:table-cell table:formula="of:=[.F51]/[.F$1]" office:value-type="float" office:value="0.373205741626794" calcext:value-type="float">
            <text:p>0.3732</text:p>
          </table:table-cell>
          <table:table-cell table:formula="of:=[.G51]/[.G$1]" office:value-type="float" office:value="0.879327398615232" calcext:value-type="float">
            <text:p>0.8793</text:p>
          </table:table-cell>
          <table:table-cell table:formula="of:=AVERAGE([.H51:.M51])" office:value-type="float" office:value="0.631114277921221" calcext:value-type="float">
            <text:p>0.6311</text:p>
          </table:table-cell>
        </table:table-row>
        <table:table-row table:style-name="ro1">
          <table:table-cell office:value-type="string" calcext:value-type="string">
            <text:p>Resultados caracterizador/34_-7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32" calcext:value-type="float">
            <text:p>932</text:p>
          </table:table-cell>
          <table:table-cell table:formula="of:=[.B52]/[.B$1]" office:value-type="float" office:value="0.889763779527559" calcext:value-type="float">
            <text:p>0.8898</text:p>
          </table:table-cell>
          <table:table-cell table:formula="of:=[.C52]/[.C$1]" office:value-type="float" office:value="0.111926605504587" calcext:value-type="float">
            <text:p>0.1119</text:p>
          </table:table-cell>
          <table:table-cell table:formula="of:=[.D52]/[.D$1]" office:value-type="float" office:value="0.911032028469751" calcext:value-type="float">
            <text:p>0.9110</text:p>
          </table:table-cell>
          <table:table-cell table:formula="of:=[.E52]/[.E$1]" office:value-type="float" office:value="0.823529411764706" calcext:value-type="float">
            <text:p>0.8235</text:p>
          </table:table-cell>
          <table:table-cell table:formula="of:=[.F52]/[.F$1]" office:value-type="float" office:value="0.5311004784689" calcext:value-type="float">
            <text:p>0.5311</text:p>
          </table:table-cell>
          <table:table-cell table:formula="of:=[.G52]/[.G$1]" office:value-type="float" office:value="0.921859545004946" calcext:value-type="float">
            <text:p>0.9219</text:p>
          </table:table-cell>
          <table:table-cell table:formula="of:=AVERAGE([.H52:.M52])" office:value-type="float" office:value="0.698201974790075" calcext:value-type="float">
            <text:p>0.6982</text:p>
          </table:table-cell>
        </table:table-row>
        <table:table-row table:style-name="ro1">
          <table:table-cell office:value-type="string" calcext:value-type="string">
            <text:p>Resultados caracterizador/34_-8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32" calcext:value-type="float">
            <text:p>932</text:p>
          </table:table-cell>
          <table:table-cell table:formula="of:=[.B53]/[.B$1]" office:value-type="float" office:value="0.889763779527559" calcext:value-type="float">
            <text:p>0.8898</text:p>
          </table:table-cell>
          <table:table-cell table:formula="of:=[.C53]/[.C$1]" office:value-type="float" office:value="0.111926605504587" calcext:value-type="float">
            <text:p>0.1119</text:p>
          </table:table-cell>
          <table:table-cell table:formula="of:=[.D53]/[.D$1]" office:value-type="float" office:value="0.911032028469751" calcext:value-type="float">
            <text:p>0.9110</text:p>
          </table:table-cell>
          <table:table-cell table:formula="of:=[.E53]/[.E$1]" office:value-type="float" office:value="0.823529411764706" calcext:value-type="float">
            <text:p>0.8235</text:p>
          </table:table-cell>
          <table:table-cell table:formula="of:=[.F53]/[.F$1]" office:value-type="float" office:value="0.5311004784689" calcext:value-type="float">
            <text:p>0.5311</text:p>
          </table:table-cell>
          <table:table-cell table:formula="of:=[.G53]/[.G$1]" office:value-type="float" office:value="0.921859545004946" calcext:value-type="float">
            <text:p>0.9219</text:p>
          </table:table-cell>
          <table:table-cell table:formula="of:=AVERAGE([.H53:.M53])" office:value-type="float" office:value="0.698201974790075" calcext:value-type="float">
            <text:p>0.6982</text:p>
          </table:table-cell>
        </table:table-row>
        <table:table-row table:style-name="ro1">
          <table:table-cell office:value-type="string" calcext:value-type="string">
            <text:p>Resultados caracterizador/34_-9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32" calcext:value-type="float">
            <text:p>932</text:p>
          </table:table-cell>
          <table:table-cell table:formula="of:=[.B54]/[.B$1]" office:value-type="float" office:value="0.889763779527559" calcext:value-type="float">
            <text:p>0.8898</text:p>
          </table:table-cell>
          <table:table-cell table:formula="of:=[.C54]/[.C$1]" office:value-type="float" office:value="0.111926605504587" calcext:value-type="float">
            <text:p>0.1119</text:p>
          </table:table-cell>
          <table:table-cell table:formula="of:=[.D54]/[.D$1]" office:value-type="float" office:value="0.911032028469751" calcext:value-type="float">
            <text:p>0.9110</text:p>
          </table:table-cell>
          <table:table-cell table:formula="of:=[.E54]/[.E$1]" office:value-type="float" office:value="0.823529411764706" calcext:value-type="float">
            <text:p>0.8235</text:p>
          </table:table-cell>
          <table:table-cell table:formula="of:=[.F54]/[.F$1]" office:value-type="float" office:value="0.5311004784689" calcext:value-type="float">
            <text:p>0.5311</text:p>
          </table:table-cell>
          <table:table-cell table:formula="of:=[.G54]/[.G$1]" office:value-type="float" office:value="0.921859545004946" calcext:value-type="float">
            <text:p>0.9219</text:p>
          </table:table-cell>
          <table:table-cell table:formula="of:=AVERAGE([.H54:.M54])" office:value-type="float" office:value="0.698201974790075" calcext:value-type="float">
            <text:p>0.6982</text:p>
          </table:table-cell>
        </table:table-row>
        <table:table-row table:style-name="ro1">
          <table:table-cell office:value-type="string" calcext:value-type="string">
            <text:p>Resultados caracterizador/35_-10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38" calcext:value-type="float">
            <text:p>938</text:p>
          </table:table-cell>
          <table:table-cell table:style-name="ce2" table:formula="of:=[.B55]/[.B$1]" office:value-type="float" office:value="0.889763779527559" calcext:value-type="float">
            <text:p>0.8898</text:p>
          </table:table-cell>
          <table:table-cell table:style-name="ce2" table:formula="of:=[.C55]/[.C$1]" office:value-type="float" office:value="0.111926605504587" calcext:value-type="float">
            <text:p>0.1119</text:p>
          </table:table-cell>
          <table:table-cell table:style-name="ce2" table:formula="of:=[.D55]/[.D$1]" office:value-type="float" office:value="0.94306049822064" calcext:value-type="float">
            <text:p>0.9431</text:p>
          </table:table-cell>
          <table:table-cell table:style-name="ce2" table:formula="of:=[.E55]/[.E$1]" office:value-type="float" office:value="0.823529411764706" calcext:value-type="float">
            <text:p>0.8235</text:p>
          </table:table-cell>
          <table:table-cell table:style-name="ce2" table:formula="of:=[.F55]/[.F$1]" office:value-type="float" office:value="0.5311004784689" calcext:value-type="float">
            <text:p>0.5311</text:p>
          </table:table-cell>
          <table:table-cell table:style-name="ce2" table:formula="of:=[.G55]/[.G$1]" office:value-type="float" office:value="0.927794263105836" calcext:value-type="float">
            <text:p>0.9278</text:p>
          </table:table-cell>
          <table:table-cell table:style-name="ce2" table:formula="of:=AVERAGE([.H55:.M55])" office:value-type="float" office:value="0.704529172765371" calcext:value-type="float">
            <text:p>0.7045</text:p>
          </table:table-cell>
        </table:table-row>
        <table:table-row table:style-name="ro1">
          <table:table-cell office:value-type="string" calcext:value-type="string">
            <text:p>Resultados caracterizador/35_-110.txt</text:p>
          </table:table-cell>
          <table:table-cell office:value-type="float" office:value="111" calcext:value-type="float">
            <text:p>111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896" calcext:value-type="float">
            <text:p>896</text:p>
          </table:table-cell>
          <table:table-cell table:style-name="ce2" table:formula="of:=[.B56]/[.B$1]" office:value-type="float" office:value="0.874015748031496" calcext:value-type="float">
            <text:p>0.8740</text:p>
          </table:table-cell>
          <table:table-cell table:style-name="ce2" table:formula="of:=[.C56]/[.C$1]" office:value-type="float" office:value="0.111926605504587" calcext:value-type="float">
            <text:p>0.1119</text:p>
          </table:table-cell>
          <table:table-cell table:style-name="ce2" table:formula="of:=[.D56]/[.D$1]" office:value-type="float" office:value="0.875444839857651" calcext:value-type="float">
            <text:p>0.8754</text:p>
          </table:table-cell>
          <table:table-cell table:style-name="ce2" table:formula="of:=[.E56]/[.E$1]" office:value-type="float" office:value="0.694117647058823" calcext:value-type="float">
            <text:p>0.6941</text:p>
          </table:table-cell>
          <table:table-cell table:style-name="ce2" table:formula="of:=[.F56]/[.F$1]" office:value-type="float" office:value="0.397129186602871" calcext:value-type="float">
            <text:p>0.3971</text:p>
          </table:table-cell>
          <table:table-cell table:style-name="ce2" table:formula="of:=[.G56]/[.G$1]" office:value-type="float" office:value="0.886251236399604" calcext:value-type="float">
            <text:p>0.8863</text:p>
          </table:table-cell>
          <table:table-cell table:style-name="ce2" table:formula="of:=AVERAGE([.H56:.M56])" office:value-type="float" office:value="0.639814210575839" calcext:value-type="float">
            <text:p>0.6398</text:p>
          </table:table-cell>
        </table:table-row>
        <table:table-row table:style-name="ro1">
          <table:table-cell office:value-type="string" calcext:value-type="string">
            <text:p>Resultados caracterizador/35_-7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38" calcext:value-type="float">
            <text:p>938</text:p>
          </table:table-cell>
          <table:table-cell table:style-name="ce2" table:formula="of:=[.B57]/[.B$1]" office:value-type="float" office:value="0.889763779527559" calcext:value-type="float">
            <text:p>0.8898</text:p>
          </table:table-cell>
          <table:table-cell table:style-name="ce2" table:formula="of:=[.C57]/[.C$1]" office:value-type="float" office:value="0.111926605504587" calcext:value-type="float">
            <text:p>0.1119</text:p>
          </table:table-cell>
          <table:table-cell table:style-name="ce2" table:formula="of:=[.D57]/[.D$1]" office:value-type="float" office:value="0.94306049822064" calcext:value-type="float">
            <text:p>0.9431</text:p>
          </table:table-cell>
          <table:table-cell table:style-name="ce2" table:formula="of:=[.E57]/[.E$1]" office:value-type="float" office:value="0.823529411764706" calcext:value-type="float">
            <text:p>0.8235</text:p>
          </table:table-cell>
          <table:table-cell table:style-name="ce2" table:formula="of:=[.F57]/[.F$1]" office:value-type="float" office:value="0.5311004784689" calcext:value-type="float">
            <text:p>0.5311</text:p>
          </table:table-cell>
          <table:table-cell table:style-name="ce2" table:formula="of:=[.G57]/[.G$1]" office:value-type="float" office:value="0.927794263105836" calcext:value-type="float">
            <text:p>0.9278</text:p>
          </table:table-cell>
          <table:table-cell table:style-name="ce2" table:formula="of:=AVERAGE([.H57:.M57])" office:value-type="float" office:value="0.704529172765371" calcext:value-type="float">
            <text:p>0.7045</text:p>
          </table:table-cell>
        </table:table-row>
        <table:table-row table:style-name="ro1">
          <table:table-cell office:value-type="string" calcext:value-type="string">
            <text:p>Resultados caracterizador/35_-8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38" calcext:value-type="float">
            <text:p>938</text:p>
          </table:table-cell>
          <table:table-cell table:style-name="ce2" table:formula="of:=[.B58]/[.B$1]" office:value-type="float" office:value="0.889763779527559" calcext:value-type="float">
            <text:p>0.8898</text:p>
          </table:table-cell>
          <table:table-cell table:style-name="ce2" table:formula="of:=[.C58]/[.C$1]" office:value-type="float" office:value="0.111926605504587" calcext:value-type="float">
            <text:p>0.1119</text:p>
          </table:table-cell>
          <table:table-cell table:style-name="ce2" table:formula="of:=[.D58]/[.D$1]" office:value-type="float" office:value="0.94306049822064" calcext:value-type="float">
            <text:p>0.9431</text:p>
          </table:table-cell>
          <table:table-cell table:style-name="ce2" table:formula="of:=[.E58]/[.E$1]" office:value-type="float" office:value="0.823529411764706" calcext:value-type="float">
            <text:p>0.8235</text:p>
          </table:table-cell>
          <table:table-cell table:style-name="ce2" table:formula="of:=[.F58]/[.F$1]" office:value-type="float" office:value="0.5311004784689" calcext:value-type="float">
            <text:p>0.5311</text:p>
          </table:table-cell>
          <table:table-cell table:style-name="ce2" table:formula="of:=[.G58]/[.G$1]" office:value-type="float" office:value="0.927794263105836" calcext:value-type="float">
            <text:p>0.9278</text:p>
          </table:table-cell>
          <table:table-cell table:style-name="ce2" table:formula="of:=AVERAGE([.H58:.M58])" office:value-type="float" office:value="0.704529172765371" calcext:value-type="float">
            <text:p>0.7045</text:p>
          </table:table-cell>
        </table:table-row>
        <table:table-row table:style-name="ro1">
          <table:table-cell office:value-type="string" calcext:value-type="string">
            <text:p>Resultados caracterizador/35_-90.txt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38" calcext:value-type="float">
            <text:p>938</text:p>
          </table:table-cell>
          <table:table-cell table:style-name="ce2" table:formula="of:=[.B59]/[.B$1]" office:value-type="float" office:value="0.889763779527559" calcext:value-type="float">
            <text:p>0.8898</text:p>
          </table:table-cell>
          <table:table-cell table:style-name="ce2" table:formula="of:=[.C59]/[.C$1]" office:value-type="float" office:value="0.111926605504587" calcext:value-type="float">
            <text:p>0.1119</text:p>
          </table:table-cell>
          <table:table-cell table:style-name="ce2" table:formula="of:=[.D59]/[.D$1]" office:value-type="float" office:value="0.94306049822064" calcext:value-type="float">
            <text:p>0.9431</text:p>
          </table:table-cell>
          <table:table-cell table:style-name="ce2" table:formula="of:=[.E59]/[.E$1]" office:value-type="float" office:value="0.823529411764706" calcext:value-type="float">
            <text:p>0.8235</text:p>
          </table:table-cell>
          <table:table-cell table:style-name="ce2" table:formula="of:=[.F59]/[.F$1]" office:value-type="float" office:value="0.5311004784689" calcext:value-type="float">
            <text:p>0.5311</text:p>
          </table:table-cell>
          <table:table-cell table:style-name="ce2" table:formula="of:=[.G59]/[.G$1]" office:value-type="float" office:value="0.927794263105836" calcext:value-type="float">
            <text:p>0.9278</text:p>
          </table:table-cell>
          <table:table-cell table:style-name="ce2" table:formula="of:=AVERAGE([.H59:.M59])" office:value-type="float" office:value="0.704529172765371" calcext:value-type="float">
            <text:p>0.7045</text:p>
          </table:table-cell>
        </table:table-row>
        <table:table-row table:style-name="ro1">
          <table:table-cell office:value-type="string" calcext:value-type="string">
            <text:p>Resultados caracterizador/36_-10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60]/[.B$1]" office:value-type="float" office:value="0.89763779527559" calcext:value-type="float">
            <text:p>0.8976</text:p>
          </table:table-cell>
          <table:table-cell table:style-name="ce3" table:formula="of:=[.C60]/[.C$1]" office:value-type="float" office:value="0.111926605504587" calcext:value-type="float">
            <text:p>0.1119</text:p>
          </table:table-cell>
          <table:table-cell table:style-name="ce3" table:formula="of:=[.D60]/[.D$1]" office:value-type="float" office:value="0.94306049822064" calcext:value-type="float">
            <text:p>0.9431</text:p>
          </table:table-cell>
          <table:table-cell table:style-name="ce3" table:formula="of:=[.E60]/[.E$1]" office:value-type="float" office:value="0.823529411764706" calcext:value-type="float">
            <text:p>0.8235</text:p>
          </table:table-cell>
          <table:table-cell table:style-name="ce3" table:formula="of:=[.F60]/[.F$1]" office:value-type="float" office:value="0.5311004784689" calcext:value-type="float">
            <text:p>0.5311</text:p>
          </table:table-cell>
          <table:table-cell table:style-name="ce3" table:formula="of:=[.G60]/[.G$1]" office:value-type="float" office:value="0.937685459940653" calcext:value-type="float">
            <text:p>0.9377</text:p>
          </table:table-cell>
          <table:table-cell table:style-name="ce3" table:formula="of:=AVERAGE([.H60:.M60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36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61]/[.B$1]" office:value-type="float" office:value="0.89763779527559" calcext:value-type="float">
            <text:p>0.8976</text:p>
          </table:table-cell>
          <table:table-cell table:formula="of:=[.C61]/[.C$1]" office:value-type="float" office:value="0.111926605504587" calcext:value-type="float">
            <text:p>0.1119</text:p>
          </table:table-cell>
          <table:table-cell table:formula="of:=[.D61]/[.D$1]" office:value-type="float" office:value="0.875444839857651" calcext:value-type="float">
            <text:p>0.8754</text:p>
          </table:table-cell>
          <table:table-cell table:formula="of:=[.E61]/[.E$1]" office:value-type="float" office:value="0.694117647058823" calcext:value-type="float">
            <text:p>0.6941</text:p>
          </table:table-cell>
          <table:table-cell table:formula="of:=[.F61]/[.F$1]" office:value-type="float" office:value="0.397129186602871" calcext:value-type="float">
            <text:p>0.3971</text:p>
          </table:table-cell>
          <table:table-cell table:formula="of:=[.G61]/[.G$1]" office:value-type="float" office:value="0.90108803165183" calcext:value-type="float">
            <text:p>0.9011</text:p>
          </table:table-cell>
          <table:table-cell table:formula="of:=AVERAGE([.H61:.M61])" office:value-type="float" office:value="0.646224017658559" calcext:value-type="float">
            <text:p>0.6462</text:p>
          </table:table-cell>
        </table:table-row>
        <table:table-row table:style-name="ro1">
          <table:table-cell office:value-type="string" calcext:value-type="string">
            <text:p>Resultados caracterizador/36_-8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62]/[.B$1]" office:value-type="float" office:value="0.89763779527559" calcext:value-type="float">
            <text:p>0.8976</text:p>
          </table:table-cell>
          <table:table-cell table:style-name="ce3" table:formula="of:=[.C62]/[.C$1]" office:value-type="float" office:value="0.111926605504587" calcext:value-type="float">
            <text:p>0.1119</text:p>
          </table:table-cell>
          <table:table-cell table:style-name="ce3" table:formula="of:=[.D62]/[.D$1]" office:value-type="float" office:value="0.94306049822064" calcext:value-type="float">
            <text:p>0.9431</text:p>
          </table:table-cell>
          <table:table-cell table:style-name="ce3" table:formula="of:=[.E62]/[.E$1]" office:value-type="float" office:value="0.823529411764706" calcext:value-type="float">
            <text:p>0.8235</text:p>
          </table:table-cell>
          <table:table-cell table:style-name="ce3" table:formula="of:=[.F62]/[.F$1]" office:value-type="float" office:value="0.5311004784689" calcext:value-type="float">
            <text:p>0.5311</text:p>
          </table:table-cell>
          <table:table-cell table:style-name="ce3" table:formula="of:=[.G62]/[.G$1]" office:value-type="float" office:value="0.937685459940653" calcext:value-type="float">
            <text:p>0.9377</text:p>
          </table:table-cell>
          <table:table-cell table:style-name="ce3" table:formula="of:=AVERAGE([.H62:.M62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36_-9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63]/[.B$1]" office:value-type="float" office:value="0.89763779527559" calcext:value-type="float">
            <text:p>0.8976</text:p>
          </table:table-cell>
          <table:table-cell table:style-name="ce3" table:formula="of:=[.C63]/[.C$1]" office:value-type="float" office:value="0.111926605504587" calcext:value-type="float">
            <text:p>0.1119</text:p>
          </table:table-cell>
          <table:table-cell table:style-name="ce3" table:formula="of:=[.D63]/[.D$1]" office:value-type="float" office:value="0.94306049822064" calcext:value-type="float">
            <text:p>0.9431</text:p>
          </table:table-cell>
          <table:table-cell table:style-name="ce3" table:formula="of:=[.E63]/[.E$1]" office:value-type="float" office:value="0.823529411764706" calcext:value-type="float">
            <text:p>0.8235</text:p>
          </table:table-cell>
          <table:table-cell table:style-name="ce3" table:formula="of:=[.F63]/[.F$1]" office:value-type="float" office:value="0.5311004784689" calcext:value-type="float">
            <text:p>0.5311</text:p>
          </table:table-cell>
          <table:table-cell table:style-name="ce3" table:formula="of:=[.G63]/[.G$1]" office:value-type="float" office:value="0.937685459940653" calcext:value-type="float">
            <text:p>0.9377</text:p>
          </table:table-cell>
          <table:table-cell table:style-name="ce3" table:formula="of:=AVERAGE([.H63:.M63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37_-10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64]/[.B$1]" office:value-type="float" office:value="0.89763779527559" calcext:value-type="float">
            <text:p>0.8976</text:p>
          </table:table-cell>
          <table:table-cell table:style-name="ce3" table:formula="of:=[.C64]/[.C$1]" office:value-type="float" office:value="0.111926605504587" calcext:value-type="float">
            <text:p>0.1119</text:p>
          </table:table-cell>
          <table:table-cell table:style-name="ce3" table:formula="of:=[.D64]/[.D$1]" office:value-type="float" office:value="0.94306049822064" calcext:value-type="float">
            <text:p>0.9431</text:p>
          </table:table-cell>
          <table:table-cell table:style-name="ce3" table:formula="of:=[.E64]/[.E$1]" office:value-type="float" office:value="0.823529411764706" calcext:value-type="float">
            <text:p>0.8235</text:p>
          </table:table-cell>
          <table:table-cell table:style-name="ce3" table:formula="of:=[.F64]/[.F$1]" office:value-type="float" office:value="0.5311004784689" calcext:value-type="float">
            <text:p>0.5311</text:p>
          </table:table-cell>
          <table:table-cell table:style-name="ce3" table:formula="of:=[.G64]/[.G$1]" office:value-type="float" office:value="0.937685459940653" calcext:value-type="float">
            <text:p>0.9377</text:p>
          </table:table-cell>
          <table:table-cell table:style-name="ce3" table:formula="of:=AVERAGE([.H64:.M64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37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65]/[.B$1]" office:value-type="float" office:value="0.89763779527559" calcext:value-type="float">
            <text:p>0.8976</text:p>
          </table:table-cell>
          <table:table-cell table:formula="of:=[.C65]/[.C$1]" office:value-type="float" office:value="0.111926605504587" calcext:value-type="float">
            <text:p>0.1119</text:p>
          </table:table-cell>
          <table:table-cell table:formula="of:=[.D65]/[.D$1]" office:value-type="float" office:value="0.875444839857651" calcext:value-type="float">
            <text:p>0.8754</text:p>
          </table:table-cell>
          <table:table-cell table:formula="of:=[.E65]/[.E$1]" office:value-type="float" office:value="0.694117647058823" calcext:value-type="float">
            <text:p>0.6941</text:p>
          </table:table-cell>
          <table:table-cell table:formula="of:=[.F65]/[.F$1]" office:value-type="float" office:value="0.397129186602871" calcext:value-type="float">
            <text:p>0.3971</text:p>
          </table:table-cell>
          <table:table-cell table:formula="of:=[.G65]/[.G$1]" office:value-type="float" office:value="0.90108803165183" calcext:value-type="float">
            <text:p>0.9011</text:p>
          </table:table-cell>
          <table:table-cell table:formula="of:=AVERAGE([.H65:.M65])" office:value-type="float" office:value="0.646224017658559" calcext:value-type="float">
            <text:p>0.6462</text:p>
          </table:table-cell>
        </table:table-row>
        <table:table-row table:style-name="ro1">
          <table:table-cell office:value-type="string" calcext:value-type="string">
            <text:p>Resultados caracterizador/37_-8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66]/[.B$1]" office:value-type="float" office:value="0.89763779527559" calcext:value-type="float">
            <text:p>0.8976</text:p>
          </table:table-cell>
          <table:table-cell table:style-name="ce3" table:formula="of:=[.C66]/[.C$1]" office:value-type="float" office:value="0.111926605504587" calcext:value-type="float">
            <text:p>0.1119</text:p>
          </table:table-cell>
          <table:table-cell table:style-name="ce3" table:formula="of:=[.D66]/[.D$1]" office:value-type="float" office:value="0.94306049822064" calcext:value-type="float">
            <text:p>0.9431</text:p>
          </table:table-cell>
          <table:table-cell table:style-name="ce3" table:formula="of:=[.E66]/[.E$1]" office:value-type="float" office:value="0.823529411764706" calcext:value-type="float">
            <text:p>0.8235</text:p>
          </table:table-cell>
          <table:table-cell table:style-name="ce3" table:formula="of:=[.F66]/[.F$1]" office:value-type="float" office:value="0.5311004784689" calcext:value-type="float">
            <text:p>0.5311</text:p>
          </table:table-cell>
          <table:table-cell table:style-name="ce3" table:formula="of:=[.G66]/[.G$1]" office:value-type="float" office:value="0.937685459940653" calcext:value-type="float">
            <text:p>0.9377</text:p>
          </table:table-cell>
          <table:table-cell table:style-name="ce3" table:formula="of:=AVERAGE([.H66:.M66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37_-9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67]/[.B$1]" office:value-type="float" office:value="0.89763779527559" calcext:value-type="float">
            <text:p>0.8976</text:p>
          </table:table-cell>
          <table:table-cell table:style-name="ce3" table:formula="of:=[.C67]/[.C$1]" office:value-type="float" office:value="0.111926605504587" calcext:value-type="float">
            <text:p>0.1119</text:p>
          </table:table-cell>
          <table:table-cell table:style-name="ce3" table:formula="of:=[.D67]/[.D$1]" office:value-type="float" office:value="0.94306049822064" calcext:value-type="float">
            <text:p>0.9431</text:p>
          </table:table-cell>
          <table:table-cell table:style-name="ce3" table:formula="of:=[.E67]/[.E$1]" office:value-type="float" office:value="0.823529411764706" calcext:value-type="float">
            <text:p>0.8235</text:p>
          </table:table-cell>
          <table:table-cell table:style-name="ce3" table:formula="of:=[.F67]/[.F$1]" office:value-type="float" office:value="0.5311004784689" calcext:value-type="float">
            <text:p>0.5311</text:p>
          </table:table-cell>
          <table:table-cell table:style-name="ce3" table:formula="of:=[.G67]/[.G$1]" office:value-type="float" office:value="0.937685459940653" calcext:value-type="float">
            <text:p>0.9377</text:p>
          </table:table-cell>
          <table:table-cell table:style-name="ce3" table:formula="of:=AVERAGE([.H67:.M67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38_-10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68]/[.B$1]" office:value-type="float" office:value="0.89763779527559" calcext:value-type="float">
            <text:p>0.8976</text:p>
          </table:table-cell>
          <table:table-cell table:style-name="ce3" table:formula="of:=[.C68]/[.C$1]" office:value-type="float" office:value="0.111926605504587" calcext:value-type="float">
            <text:p>0.1119</text:p>
          </table:table-cell>
          <table:table-cell table:style-name="ce3" table:formula="of:=[.D68]/[.D$1]" office:value-type="float" office:value="0.94306049822064" calcext:value-type="float">
            <text:p>0.9431</text:p>
          </table:table-cell>
          <table:table-cell table:style-name="ce3" table:formula="of:=[.E68]/[.E$1]" office:value-type="float" office:value="0.823529411764706" calcext:value-type="float">
            <text:p>0.8235</text:p>
          </table:table-cell>
          <table:table-cell table:style-name="ce3" table:formula="of:=[.F68]/[.F$1]" office:value-type="float" office:value="0.5311004784689" calcext:value-type="float">
            <text:p>0.5311</text:p>
          </table:table-cell>
          <table:table-cell table:style-name="ce3" table:formula="of:=[.G68]/[.G$1]" office:value-type="float" office:value="0.937685459940653" calcext:value-type="float">
            <text:p>0.9377</text:p>
          </table:table-cell>
          <table:table-cell table:style-name="ce3" table:formula="of:=AVERAGE([.H68:.M68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38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69]/[.B$1]" office:value-type="float" office:value="0.89763779527559" calcext:value-type="float">
            <text:p>0.8976</text:p>
          </table:table-cell>
          <table:table-cell table:formula="of:=[.C69]/[.C$1]" office:value-type="float" office:value="0.111926605504587" calcext:value-type="float">
            <text:p>0.1119</text:p>
          </table:table-cell>
          <table:table-cell table:formula="of:=[.D69]/[.D$1]" office:value-type="float" office:value="0.875444839857651" calcext:value-type="float">
            <text:p>0.8754</text:p>
          </table:table-cell>
          <table:table-cell table:formula="of:=[.E69]/[.E$1]" office:value-type="float" office:value="0.694117647058823" calcext:value-type="float">
            <text:p>0.6941</text:p>
          </table:table-cell>
          <table:table-cell table:formula="of:=[.F69]/[.F$1]" office:value-type="float" office:value="0.397129186602871" calcext:value-type="float">
            <text:p>0.3971</text:p>
          </table:table-cell>
          <table:table-cell table:formula="of:=[.G69]/[.G$1]" office:value-type="float" office:value="0.90108803165183" calcext:value-type="float">
            <text:p>0.9011</text:p>
          </table:table-cell>
          <table:table-cell table:formula="of:=AVERAGE([.H69:.M69])" office:value-type="float" office:value="0.646224017658559" calcext:value-type="float">
            <text:p>0.6462</text:p>
          </table:table-cell>
        </table:table-row>
        <table:table-row table:style-name="ro1">
          <table:table-cell office:value-type="string" calcext:value-type="string">
            <text:p>Resultados caracterizador/38_-8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70]/[.B$1]" office:value-type="float" office:value="0.89763779527559" calcext:value-type="float">
            <text:p>0.8976</text:p>
          </table:table-cell>
          <table:table-cell table:style-name="ce3" table:formula="of:=[.C70]/[.C$1]" office:value-type="float" office:value="0.111926605504587" calcext:value-type="float">
            <text:p>0.1119</text:p>
          </table:table-cell>
          <table:table-cell table:style-name="ce3" table:formula="of:=[.D70]/[.D$1]" office:value-type="float" office:value="0.94306049822064" calcext:value-type="float">
            <text:p>0.9431</text:p>
          </table:table-cell>
          <table:table-cell table:style-name="ce3" table:formula="of:=[.E70]/[.E$1]" office:value-type="float" office:value="0.823529411764706" calcext:value-type="float">
            <text:p>0.8235</text:p>
          </table:table-cell>
          <table:table-cell table:style-name="ce3" table:formula="of:=[.F70]/[.F$1]" office:value-type="float" office:value="0.5311004784689" calcext:value-type="float">
            <text:p>0.5311</text:p>
          </table:table-cell>
          <table:table-cell table:style-name="ce3" table:formula="of:=[.G70]/[.G$1]" office:value-type="float" office:value="0.937685459940653" calcext:value-type="float">
            <text:p>0.9377</text:p>
          </table:table-cell>
          <table:table-cell table:style-name="ce3" table:formula="of:=AVERAGE([.H70:.M70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38_-9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71]/[.B$1]" office:value-type="float" office:value="0.89763779527559" calcext:value-type="float">
            <text:p>0.8976</text:p>
          </table:table-cell>
          <table:table-cell table:style-name="ce3" table:formula="of:=[.C71]/[.C$1]" office:value-type="float" office:value="0.111926605504587" calcext:value-type="float">
            <text:p>0.1119</text:p>
          </table:table-cell>
          <table:table-cell table:style-name="ce3" table:formula="of:=[.D71]/[.D$1]" office:value-type="float" office:value="0.94306049822064" calcext:value-type="float">
            <text:p>0.9431</text:p>
          </table:table-cell>
          <table:table-cell table:style-name="ce3" table:formula="of:=[.E71]/[.E$1]" office:value-type="float" office:value="0.823529411764706" calcext:value-type="float">
            <text:p>0.8235</text:p>
          </table:table-cell>
          <table:table-cell table:style-name="ce3" table:formula="of:=[.F71]/[.F$1]" office:value-type="float" office:value="0.5311004784689" calcext:value-type="float">
            <text:p>0.5311</text:p>
          </table:table-cell>
          <table:table-cell table:style-name="ce3" table:formula="of:=[.G71]/[.G$1]" office:value-type="float" office:value="0.937685459940653" calcext:value-type="float">
            <text:p>0.9377</text:p>
          </table:table-cell>
          <table:table-cell table:style-name="ce3" table:formula="of:=AVERAGE([.H71:.M71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39_-10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72]/[.B$1]" office:value-type="float" office:value="0.89763779527559" calcext:value-type="float">
            <text:p>0.8976</text:p>
          </table:table-cell>
          <table:table-cell table:style-name="ce3" table:formula="of:=[.C72]/[.C$1]" office:value-type="float" office:value="0.111926605504587" calcext:value-type="float">
            <text:p>0.1119</text:p>
          </table:table-cell>
          <table:table-cell table:style-name="ce3" table:formula="of:=[.D72]/[.D$1]" office:value-type="float" office:value="0.94306049822064" calcext:value-type="float">
            <text:p>0.9431</text:p>
          </table:table-cell>
          <table:table-cell table:style-name="ce3" table:formula="of:=[.E72]/[.E$1]" office:value-type="float" office:value="0.823529411764706" calcext:value-type="float">
            <text:p>0.8235</text:p>
          </table:table-cell>
          <table:table-cell table:style-name="ce3" table:formula="of:=[.F72]/[.F$1]" office:value-type="float" office:value="0.5311004784689" calcext:value-type="float">
            <text:p>0.5311</text:p>
          </table:table-cell>
          <table:table-cell table:style-name="ce3" table:formula="of:=[.G72]/[.G$1]" office:value-type="float" office:value="0.937685459940653" calcext:value-type="float">
            <text:p>0.9377</text:p>
          </table:table-cell>
          <table:table-cell table:style-name="ce3" table:formula="of:=AVERAGE([.H72:.M72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39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73]/[.B$1]" office:value-type="float" office:value="0.89763779527559" calcext:value-type="float">
            <text:p>0.8976</text:p>
          </table:table-cell>
          <table:table-cell table:formula="of:=[.C73]/[.C$1]" office:value-type="float" office:value="0.111926605504587" calcext:value-type="float">
            <text:p>0.1119</text:p>
          </table:table-cell>
          <table:table-cell table:formula="of:=[.D73]/[.D$1]" office:value-type="float" office:value="0.875444839857651" calcext:value-type="float">
            <text:p>0.8754</text:p>
          </table:table-cell>
          <table:table-cell table:formula="of:=[.E73]/[.E$1]" office:value-type="float" office:value="0.694117647058823" calcext:value-type="float">
            <text:p>0.6941</text:p>
          </table:table-cell>
          <table:table-cell table:formula="of:=[.F73]/[.F$1]" office:value-type="float" office:value="0.397129186602871" calcext:value-type="float">
            <text:p>0.3971</text:p>
          </table:table-cell>
          <table:table-cell table:formula="of:=[.G73]/[.G$1]" office:value-type="float" office:value="0.90108803165183" calcext:value-type="float">
            <text:p>0.9011</text:p>
          </table:table-cell>
          <table:table-cell table:formula="of:=AVERAGE([.H73:.M73])" office:value-type="float" office:value="0.646224017658559" calcext:value-type="float">
            <text:p>0.6462</text:p>
          </table:table-cell>
        </table:table-row>
        <table:table-row table:style-name="ro1">
          <table:table-cell office:value-type="string" calcext:value-type="string">
            <text:p>Resultados caracterizador/39_-8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74]/[.B$1]" office:value-type="float" office:value="0.89763779527559" calcext:value-type="float">
            <text:p>0.8976</text:p>
          </table:table-cell>
          <table:table-cell table:style-name="ce3" table:formula="of:=[.C74]/[.C$1]" office:value-type="float" office:value="0.111926605504587" calcext:value-type="float">
            <text:p>0.1119</text:p>
          </table:table-cell>
          <table:table-cell table:style-name="ce3" table:formula="of:=[.D74]/[.D$1]" office:value-type="float" office:value="0.94306049822064" calcext:value-type="float">
            <text:p>0.9431</text:p>
          </table:table-cell>
          <table:table-cell table:style-name="ce3" table:formula="of:=[.E74]/[.E$1]" office:value-type="float" office:value="0.823529411764706" calcext:value-type="float">
            <text:p>0.8235</text:p>
          </table:table-cell>
          <table:table-cell table:style-name="ce3" table:formula="of:=[.F74]/[.F$1]" office:value-type="float" office:value="0.5311004784689" calcext:value-type="float">
            <text:p>0.5311</text:p>
          </table:table-cell>
          <table:table-cell table:style-name="ce3" table:formula="of:=[.G74]/[.G$1]" office:value-type="float" office:value="0.937685459940653" calcext:value-type="float">
            <text:p>0.9377</text:p>
          </table:table-cell>
          <table:table-cell table:style-name="ce3" table:formula="of:=AVERAGE([.H74:.M74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39_-9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75]/[.B$1]" office:value-type="float" office:value="0.89763779527559" calcext:value-type="float">
            <text:p>0.8976</text:p>
          </table:table-cell>
          <table:table-cell table:style-name="ce3" table:formula="of:=[.C75]/[.C$1]" office:value-type="float" office:value="0.111926605504587" calcext:value-type="float">
            <text:p>0.1119</text:p>
          </table:table-cell>
          <table:table-cell table:style-name="ce3" table:formula="of:=[.D75]/[.D$1]" office:value-type="float" office:value="0.94306049822064" calcext:value-type="float">
            <text:p>0.9431</text:p>
          </table:table-cell>
          <table:table-cell table:style-name="ce3" table:formula="of:=[.E75]/[.E$1]" office:value-type="float" office:value="0.823529411764706" calcext:value-type="float">
            <text:p>0.8235</text:p>
          </table:table-cell>
          <table:table-cell table:style-name="ce3" table:formula="of:=[.F75]/[.F$1]" office:value-type="float" office:value="0.5311004784689" calcext:value-type="float">
            <text:p>0.5311</text:p>
          </table:table-cell>
          <table:table-cell table:style-name="ce3" table:formula="of:=[.G75]/[.G$1]" office:value-type="float" office:value="0.937685459940653" calcext:value-type="float">
            <text:p>0.9377</text:p>
          </table:table-cell>
          <table:table-cell table:style-name="ce3" table:formula="of:=AVERAGE([.H75:.M75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40_-10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76]/[.B$1]" office:value-type="float" office:value="0.89763779527559" calcext:value-type="float">
            <text:p>0.8976</text:p>
          </table:table-cell>
          <table:table-cell table:style-name="ce3" table:formula="of:=[.C76]/[.C$1]" office:value-type="float" office:value="0.111926605504587" calcext:value-type="float">
            <text:p>0.1119</text:p>
          </table:table-cell>
          <table:table-cell table:style-name="ce3" table:formula="of:=[.D76]/[.D$1]" office:value-type="float" office:value="0.94306049822064" calcext:value-type="float">
            <text:p>0.9431</text:p>
          </table:table-cell>
          <table:table-cell table:style-name="ce3" table:formula="of:=[.E76]/[.E$1]" office:value-type="float" office:value="0.823529411764706" calcext:value-type="float">
            <text:p>0.8235</text:p>
          </table:table-cell>
          <table:table-cell table:style-name="ce3" table:formula="of:=[.F76]/[.F$1]" office:value-type="float" office:value="0.5311004784689" calcext:value-type="float">
            <text:p>0.5311</text:p>
          </table:table-cell>
          <table:table-cell table:style-name="ce3" table:formula="of:=[.G76]/[.G$1]" office:value-type="float" office:value="0.937685459940653" calcext:value-type="float">
            <text:p>0.9377</text:p>
          </table:table-cell>
          <table:table-cell table:style-name="ce3" table:formula="of:=AVERAGE([.H76:.M76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40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77]/[.B$1]" office:value-type="float" office:value="0.89763779527559" calcext:value-type="float">
            <text:p>0.8976</text:p>
          </table:table-cell>
          <table:table-cell table:formula="of:=[.C77]/[.C$1]" office:value-type="float" office:value="0.111926605504587" calcext:value-type="float">
            <text:p>0.1119</text:p>
          </table:table-cell>
          <table:table-cell table:formula="of:=[.D77]/[.D$1]" office:value-type="float" office:value="0.875444839857651" calcext:value-type="float">
            <text:p>0.8754</text:p>
          </table:table-cell>
          <table:table-cell table:formula="of:=[.E77]/[.E$1]" office:value-type="float" office:value="0.694117647058823" calcext:value-type="float">
            <text:p>0.6941</text:p>
          </table:table-cell>
          <table:table-cell table:formula="of:=[.F77]/[.F$1]" office:value-type="float" office:value="0.397129186602871" calcext:value-type="float">
            <text:p>0.3971</text:p>
          </table:table-cell>
          <table:table-cell table:formula="of:=[.G77]/[.G$1]" office:value-type="float" office:value="0.90108803165183" calcext:value-type="float">
            <text:p>0.9011</text:p>
          </table:table-cell>
          <table:table-cell table:formula="of:=AVERAGE([.H77:.M77])" office:value-type="float" office:value="0.646224017658559" calcext:value-type="float">
            <text:p>0.6462</text:p>
          </table:table-cell>
        </table:table-row>
        <table:table-row table:style-name="ro1">
          <table:table-cell office:value-type="string" calcext:value-type="string">
            <text:p>Resultados caracterizador/40_-8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78]/[.B$1]" office:value-type="float" office:value="0.89763779527559" calcext:value-type="float">
            <text:p>0.8976</text:p>
          </table:table-cell>
          <table:table-cell table:style-name="ce3" table:formula="of:=[.C78]/[.C$1]" office:value-type="float" office:value="0.111926605504587" calcext:value-type="float">
            <text:p>0.1119</text:p>
          </table:table-cell>
          <table:table-cell table:style-name="ce3" table:formula="of:=[.D78]/[.D$1]" office:value-type="float" office:value="0.94306049822064" calcext:value-type="float">
            <text:p>0.9431</text:p>
          </table:table-cell>
          <table:table-cell table:style-name="ce3" table:formula="of:=[.E78]/[.E$1]" office:value-type="float" office:value="0.823529411764706" calcext:value-type="float">
            <text:p>0.8235</text:p>
          </table:table-cell>
          <table:table-cell table:style-name="ce3" table:formula="of:=[.F78]/[.F$1]" office:value-type="float" office:value="0.5311004784689" calcext:value-type="float">
            <text:p>0.5311</text:p>
          </table:table-cell>
          <table:table-cell table:style-name="ce3" table:formula="of:=[.G78]/[.G$1]" office:value-type="float" office:value="0.937685459940653" calcext:value-type="float">
            <text:p>0.9377</text:p>
          </table:table-cell>
          <table:table-cell table:style-name="ce3" table:formula="of:=AVERAGE([.H78:.M78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40_-9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79]/[.B$1]" office:value-type="float" office:value="0.89763779527559" calcext:value-type="float">
            <text:p>0.8976</text:p>
          </table:table-cell>
          <table:table-cell table:style-name="ce3" table:formula="of:=[.C79]/[.C$1]" office:value-type="float" office:value="0.111926605504587" calcext:value-type="float">
            <text:p>0.1119</text:p>
          </table:table-cell>
          <table:table-cell table:style-name="ce3" table:formula="of:=[.D79]/[.D$1]" office:value-type="float" office:value="0.94306049822064" calcext:value-type="float">
            <text:p>0.9431</text:p>
          </table:table-cell>
          <table:table-cell table:style-name="ce3" table:formula="of:=[.E79]/[.E$1]" office:value-type="float" office:value="0.823529411764706" calcext:value-type="float">
            <text:p>0.8235</text:p>
          </table:table-cell>
          <table:table-cell table:style-name="ce3" table:formula="of:=[.F79]/[.F$1]" office:value-type="float" office:value="0.5311004784689" calcext:value-type="float">
            <text:p>0.5311</text:p>
          </table:table-cell>
          <table:table-cell table:style-name="ce3" table:formula="of:=[.G79]/[.G$1]" office:value-type="float" office:value="0.937685459940653" calcext:value-type="float">
            <text:p>0.9377</text:p>
          </table:table-cell>
          <table:table-cell table:style-name="ce3" table:formula="of:=AVERAGE([.H79:.M79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41_-10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80]/[.B$1]" office:value-type="float" office:value="0.89763779527559" calcext:value-type="float">
            <text:p>0.8976</text:p>
          </table:table-cell>
          <table:table-cell table:style-name="ce3" table:formula="of:=[.C80]/[.C$1]" office:value-type="float" office:value="0.111926605504587" calcext:value-type="float">
            <text:p>0.1119</text:p>
          </table:table-cell>
          <table:table-cell table:style-name="ce3" table:formula="of:=[.D80]/[.D$1]" office:value-type="float" office:value="0.94306049822064" calcext:value-type="float">
            <text:p>0.9431</text:p>
          </table:table-cell>
          <table:table-cell table:style-name="ce3" table:formula="of:=[.E80]/[.E$1]" office:value-type="float" office:value="0.823529411764706" calcext:value-type="float">
            <text:p>0.8235</text:p>
          </table:table-cell>
          <table:table-cell table:style-name="ce3" table:formula="of:=[.F80]/[.F$1]" office:value-type="float" office:value="0.5311004784689" calcext:value-type="float">
            <text:p>0.5311</text:p>
          </table:table-cell>
          <table:table-cell table:style-name="ce3" table:formula="of:=[.G80]/[.G$1]" office:value-type="float" office:value="0.937685459940653" calcext:value-type="float">
            <text:p>0.9377</text:p>
          </table:table-cell>
          <table:table-cell table:style-name="ce3" table:formula="of:=AVERAGE([.H80:.M80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41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81]/[.B$1]" office:value-type="float" office:value="0.89763779527559" calcext:value-type="float">
            <text:p>0.8976</text:p>
          </table:table-cell>
          <table:table-cell table:formula="of:=[.C81]/[.C$1]" office:value-type="float" office:value="0.111926605504587" calcext:value-type="float">
            <text:p>0.1119</text:p>
          </table:table-cell>
          <table:table-cell table:formula="of:=[.D81]/[.D$1]" office:value-type="float" office:value="0.875444839857651" calcext:value-type="float">
            <text:p>0.8754</text:p>
          </table:table-cell>
          <table:table-cell table:formula="of:=[.E81]/[.E$1]" office:value-type="float" office:value="0.694117647058823" calcext:value-type="float">
            <text:p>0.6941</text:p>
          </table:table-cell>
          <table:table-cell table:formula="of:=[.F81]/[.F$1]" office:value-type="float" office:value="0.397129186602871" calcext:value-type="float">
            <text:p>0.3971</text:p>
          </table:table-cell>
          <table:table-cell table:formula="of:=[.G81]/[.G$1]" office:value-type="float" office:value="0.90108803165183" calcext:value-type="float">
            <text:p>0.9011</text:p>
          </table:table-cell>
          <table:table-cell table:formula="of:=AVERAGE([.H81:.M81])" office:value-type="float" office:value="0.646224017658559" calcext:value-type="float">
            <text:p>0.6462</text:p>
          </table:table-cell>
        </table:table-row>
        <table:table-row table:style-name="ro1">
          <table:table-cell office:value-type="string" calcext:value-type="string">
            <text:p>Resultados caracterizador/41_-9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82]/[.B$1]" office:value-type="float" office:value="0.89763779527559" calcext:value-type="float">
            <text:p>0.8976</text:p>
          </table:table-cell>
          <table:table-cell table:style-name="ce3" table:formula="of:=[.C82]/[.C$1]" office:value-type="float" office:value="0.111926605504587" calcext:value-type="float">
            <text:p>0.1119</text:p>
          </table:table-cell>
          <table:table-cell table:style-name="ce3" table:formula="of:=[.D82]/[.D$1]" office:value-type="float" office:value="0.94306049822064" calcext:value-type="float">
            <text:p>0.9431</text:p>
          </table:table-cell>
          <table:table-cell table:style-name="ce3" table:formula="of:=[.E82]/[.E$1]" office:value-type="float" office:value="0.823529411764706" calcext:value-type="float">
            <text:p>0.8235</text:p>
          </table:table-cell>
          <table:table-cell table:style-name="ce3" table:formula="of:=[.F82]/[.F$1]" office:value-type="float" office:value="0.5311004784689" calcext:value-type="float">
            <text:p>0.5311</text:p>
          </table:table-cell>
          <table:table-cell table:style-name="ce3" table:formula="of:=[.G82]/[.G$1]" office:value-type="float" office:value="0.937685459940653" calcext:value-type="float">
            <text:p>0.9377</text:p>
          </table:table-cell>
          <table:table-cell table:style-name="ce3" table:formula="of:=AVERAGE([.H82:.M82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42_-10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83]/[.B$1]" office:value-type="float" office:value="0.89763779527559" calcext:value-type="float">
            <text:p>0.8976</text:p>
          </table:table-cell>
          <table:table-cell table:style-name="ce3" table:formula="of:=[.C83]/[.C$1]" office:value-type="float" office:value="0.111926605504587" calcext:value-type="float">
            <text:p>0.1119</text:p>
          </table:table-cell>
          <table:table-cell table:style-name="ce3" table:formula="of:=[.D83]/[.D$1]" office:value-type="float" office:value="0.94306049822064" calcext:value-type="float">
            <text:p>0.9431</text:p>
          </table:table-cell>
          <table:table-cell table:style-name="ce3" table:formula="of:=[.E83]/[.E$1]" office:value-type="float" office:value="0.823529411764706" calcext:value-type="float">
            <text:p>0.8235</text:p>
          </table:table-cell>
          <table:table-cell table:style-name="ce3" table:formula="of:=[.F83]/[.F$1]" office:value-type="float" office:value="0.5311004784689" calcext:value-type="float">
            <text:p>0.5311</text:p>
          </table:table-cell>
          <table:table-cell table:style-name="ce3" table:formula="of:=[.G83]/[.G$1]" office:value-type="float" office:value="0.937685459940653" calcext:value-type="float">
            <text:p>0.9377</text:p>
          </table:table-cell>
          <table:table-cell table:style-name="ce3" table:formula="of:=AVERAGE([.H83:.M83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42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84]/[.B$1]" office:value-type="float" office:value="0.89763779527559" calcext:value-type="float">
            <text:p>0.8976</text:p>
          </table:table-cell>
          <table:table-cell table:formula="of:=[.C84]/[.C$1]" office:value-type="float" office:value="0.111926605504587" calcext:value-type="float">
            <text:p>0.1119</text:p>
          </table:table-cell>
          <table:table-cell table:formula="of:=[.D84]/[.D$1]" office:value-type="float" office:value="0.875444839857651" calcext:value-type="float">
            <text:p>0.8754</text:p>
          </table:table-cell>
          <table:table-cell table:formula="of:=[.E84]/[.E$1]" office:value-type="float" office:value="0.694117647058823" calcext:value-type="float">
            <text:p>0.6941</text:p>
          </table:table-cell>
          <table:table-cell table:formula="of:=[.F84]/[.F$1]" office:value-type="float" office:value="0.397129186602871" calcext:value-type="float">
            <text:p>0.3971</text:p>
          </table:table-cell>
          <table:table-cell table:formula="of:=[.G84]/[.G$1]" office:value-type="float" office:value="0.90108803165183" calcext:value-type="float">
            <text:p>0.9011</text:p>
          </table:table-cell>
          <table:table-cell table:formula="of:=AVERAGE([.H84:.M84])" office:value-type="float" office:value="0.646224017658559" calcext:value-type="float">
            <text:p>0.6462</text:p>
          </table:table-cell>
        </table:table-row>
        <table:table-row table:style-name="ro1">
          <table:table-cell office:value-type="string" calcext:value-type="string">
            <text:p>Resultados caracterizador/42_-9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85]/[.B$1]" office:value-type="float" office:value="0.89763779527559" calcext:value-type="float">
            <text:p>0.8976</text:p>
          </table:table-cell>
          <table:table-cell table:style-name="ce3" table:formula="of:=[.C85]/[.C$1]" office:value-type="float" office:value="0.111926605504587" calcext:value-type="float">
            <text:p>0.1119</text:p>
          </table:table-cell>
          <table:table-cell table:style-name="ce3" table:formula="of:=[.D85]/[.D$1]" office:value-type="float" office:value="0.94306049822064" calcext:value-type="float">
            <text:p>0.9431</text:p>
          </table:table-cell>
          <table:table-cell table:style-name="ce3" table:formula="of:=[.E85]/[.E$1]" office:value-type="float" office:value="0.823529411764706" calcext:value-type="float">
            <text:p>0.8235</text:p>
          </table:table-cell>
          <table:table-cell table:style-name="ce3" table:formula="of:=[.F85]/[.F$1]" office:value-type="float" office:value="0.5311004784689" calcext:value-type="float">
            <text:p>0.5311</text:p>
          </table:table-cell>
          <table:table-cell table:style-name="ce3" table:formula="of:=[.G85]/[.G$1]" office:value-type="float" office:value="0.937685459940653" calcext:value-type="float">
            <text:p>0.9377</text:p>
          </table:table-cell>
          <table:table-cell table:style-name="ce3" table:formula="of:=AVERAGE([.H85:.M85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43_-10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86]/[.B$1]" office:value-type="float" office:value="0.89763779527559" calcext:value-type="float">
            <text:p>0.8976</text:p>
          </table:table-cell>
          <table:table-cell table:style-name="ce3" table:formula="of:=[.C86]/[.C$1]" office:value-type="float" office:value="0.111926605504587" calcext:value-type="float">
            <text:p>0.1119</text:p>
          </table:table-cell>
          <table:table-cell table:style-name="ce3" table:formula="of:=[.D86]/[.D$1]" office:value-type="float" office:value="0.94306049822064" calcext:value-type="float">
            <text:p>0.9431</text:p>
          </table:table-cell>
          <table:table-cell table:style-name="ce3" table:formula="of:=[.E86]/[.E$1]" office:value-type="float" office:value="0.823529411764706" calcext:value-type="float">
            <text:p>0.8235</text:p>
          </table:table-cell>
          <table:table-cell table:style-name="ce3" table:formula="of:=[.F86]/[.F$1]" office:value-type="float" office:value="0.5311004784689" calcext:value-type="float">
            <text:p>0.5311</text:p>
          </table:table-cell>
          <table:table-cell table:style-name="ce3" table:formula="of:=[.G86]/[.G$1]" office:value-type="float" office:value="0.937685459940653" calcext:value-type="float">
            <text:p>0.9377</text:p>
          </table:table-cell>
          <table:table-cell table:style-name="ce3" table:formula="of:=AVERAGE([.H86:.M86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43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87]/[.B$1]" office:value-type="float" office:value="0.89763779527559" calcext:value-type="float">
            <text:p>0.8976</text:p>
          </table:table-cell>
          <table:table-cell table:formula="of:=[.C87]/[.C$1]" office:value-type="float" office:value="0.111926605504587" calcext:value-type="float">
            <text:p>0.1119</text:p>
          </table:table-cell>
          <table:table-cell table:formula="of:=[.D87]/[.D$1]" office:value-type="float" office:value="0.875444839857651" calcext:value-type="float">
            <text:p>0.8754</text:p>
          </table:table-cell>
          <table:table-cell table:formula="of:=[.E87]/[.E$1]" office:value-type="float" office:value="0.694117647058823" calcext:value-type="float">
            <text:p>0.6941</text:p>
          </table:table-cell>
          <table:table-cell table:formula="of:=[.F87]/[.F$1]" office:value-type="float" office:value="0.397129186602871" calcext:value-type="float">
            <text:p>0.3971</text:p>
          </table:table-cell>
          <table:table-cell table:formula="of:=[.G87]/[.G$1]" office:value-type="float" office:value="0.90108803165183" calcext:value-type="float">
            <text:p>0.9011</text:p>
          </table:table-cell>
          <table:table-cell table:formula="of:=AVERAGE([.H87:.M87])" office:value-type="float" office:value="0.646224017658559" calcext:value-type="float">
            <text:p>0.6462</text:p>
          </table:table-cell>
        </table:table-row>
        <table:table-row table:style-name="ro1">
          <table:table-cell office:value-type="string" calcext:value-type="string">
            <text:p>Resultados caracterizador/43_-9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88]/[.B$1]" office:value-type="float" office:value="0.89763779527559" calcext:value-type="float">
            <text:p>0.8976</text:p>
          </table:table-cell>
          <table:table-cell table:style-name="ce3" table:formula="of:=[.C88]/[.C$1]" office:value-type="float" office:value="0.111926605504587" calcext:value-type="float">
            <text:p>0.1119</text:p>
          </table:table-cell>
          <table:table-cell table:style-name="ce3" table:formula="of:=[.D88]/[.D$1]" office:value-type="float" office:value="0.94306049822064" calcext:value-type="float">
            <text:p>0.9431</text:p>
          </table:table-cell>
          <table:table-cell table:style-name="ce3" table:formula="of:=[.E88]/[.E$1]" office:value-type="float" office:value="0.823529411764706" calcext:value-type="float">
            <text:p>0.8235</text:p>
          </table:table-cell>
          <table:table-cell table:style-name="ce3" table:formula="of:=[.F88]/[.F$1]" office:value-type="float" office:value="0.5311004784689" calcext:value-type="float">
            <text:p>0.5311</text:p>
          </table:table-cell>
          <table:table-cell table:style-name="ce3" table:formula="of:=[.G88]/[.G$1]" office:value-type="float" office:value="0.937685459940653" calcext:value-type="float">
            <text:p>0.9377</text:p>
          </table:table-cell>
          <table:table-cell table:style-name="ce3" table:formula="of:=AVERAGE([.H88:.M88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44_-10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89]/[.B$1]" office:value-type="float" office:value="0.89763779527559" calcext:value-type="float">
            <text:p>0.8976</text:p>
          </table:table-cell>
          <table:table-cell table:style-name="ce3" table:formula="of:=[.C89]/[.C$1]" office:value-type="float" office:value="0.111926605504587" calcext:value-type="float">
            <text:p>0.1119</text:p>
          </table:table-cell>
          <table:table-cell table:style-name="ce3" table:formula="of:=[.D89]/[.D$1]" office:value-type="float" office:value="0.94306049822064" calcext:value-type="float">
            <text:p>0.9431</text:p>
          </table:table-cell>
          <table:table-cell table:style-name="ce3" table:formula="of:=[.E89]/[.E$1]" office:value-type="float" office:value="0.823529411764706" calcext:value-type="float">
            <text:p>0.8235</text:p>
          </table:table-cell>
          <table:table-cell table:style-name="ce3" table:formula="of:=[.F89]/[.F$1]" office:value-type="float" office:value="0.5311004784689" calcext:value-type="float">
            <text:p>0.5311</text:p>
          </table:table-cell>
          <table:table-cell table:style-name="ce3" table:formula="of:=[.G89]/[.G$1]" office:value-type="float" office:value="0.937685459940653" calcext:value-type="float">
            <text:p>0.9377</text:p>
          </table:table-cell>
          <table:table-cell table:style-name="ce3" table:formula="of:=AVERAGE([.H89:.M89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44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90]/[.B$1]" office:value-type="float" office:value="0.89763779527559" calcext:value-type="float">
            <text:p>0.8976</text:p>
          </table:table-cell>
          <table:table-cell table:formula="of:=[.C90]/[.C$1]" office:value-type="float" office:value="0.111926605504587" calcext:value-type="float">
            <text:p>0.1119</text:p>
          </table:table-cell>
          <table:table-cell table:formula="of:=[.D90]/[.D$1]" office:value-type="float" office:value="0.875444839857651" calcext:value-type="float">
            <text:p>0.8754</text:p>
          </table:table-cell>
          <table:table-cell table:formula="of:=[.E90]/[.E$1]" office:value-type="float" office:value="0.694117647058823" calcext:value-type="float">
            <text:p>0.6941</text:p>
          </table:table-cell>
          <table:table-cell table:formula="of:=[.F90]/[.F$1]" office:value-type="float" office:value="0.397129186602871" calcext:value-type="float">
            <text:p>0.3971</text:p>
          </table:table-cell>
          <table:table-cell table:formula="of:=[.G90]/[.G$1]" office:value-type="float" office:value="0.90108803165183" calcext:value-type="float">
            <text:p>0.9011</text:p>
          </table:table-cell>
          <table:table-cell table:formula="of:=AVERAGE([.H90:.M90])" office:value-type="float" office:value="0.646224017658559" calcext:value-type="float">
            <text:p>0.6462</text:p>
          </table:table-cell>
        </table:table-row>
        <table:table-row table:style-name="ro1">
          <table:table-cell office:value-type="string" calcext:value-type="string">
            <text:p>Resultados caracterizador/44_-9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91]/[.B$1]" office:value-type="float" office:value="0.89763779527559" calcext:value-type="float">
            <text:p>0.8976</text:p>
          </table:table-cell>
          <table:table-cell table:style-name="ce3" table:formula="of:=[.C91]/[.C$1]" office:value-type="float" office:value="0.111926605504587" calcext:value-type="float">
            <text:p>0.1119</text:p>
          </table:table-cell>
          <table:table-cell table:style-name="ce3" table:formula="of:=[.D91]/[.D$1]" office:value-type="float" office:value="0.94306049822064" calcext:value-type="float">
            <text:p>0.9431</text:p>
          </table:table-cell>
          <table:table-cell table:style-name="ce3" table:formula="of:=[.E91]/[.E$1]" office:value-type="float" office:value="0.823529411764706" calcext:value-type="float">
            <text:p>0.8235</text:p>
          </table:table-cell>
          <table:table-cell table:style-name="ce3" table:formula="of:=[.F91]/[.F$1]" office:value-type="float" office:value="0.5311004784689" calcext:value-type="float">
            <text:p>0.5311</text:p>
          </table:table-cell>
          <table:table-cell table:style-name="ce3" table:formula="of:=[.G91]/[.G$1]" office:value-type="float" office:value="0.937685459940653" calcext:value-type="float">
            <text:p>0.9377</text:p>
          </table:table-cell>
          <table:table-cell table:style-name="ce3" table:formula="of:=AVERAGE([.H91:.M91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45_-10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92]/[.B$1]" office:value-type="float" office:value="0.89763779527559" calcext:value-type="float">
            <text:p>0.8976</text:p>
          </table:table-cell>
          <table:table-cell table:style-name="ce3" table:formula="of:=[.C92]/[.C$1]" office:value-type="float" office:value="0.111926605504587" calcext:value-type="float">
            <text:p>0.1119</text:p>
          </table:table-cell>
          <table:table-cell table:style-name="ce3" table:formula="of:=[.D92]/[.D$1]" office:value-type="float" office:value="0.94306049822064" calcext:value-type="float">
            <text:p>0.9431</text:p>
          </table:table-cell>
          <table:table-cell table:style-name="ce3" table:formula="of:=[.E92]/[.E$1]" office:value-type="float" office:value="0.823529411764706" calcext:value-type="float">
            <text:p>0.8235</text:p>
          </table:table-cell>
          <table:table-cell table:style-name="ce3" table:formula="of:=[.F92]/[.F$1]" office:value-type="float" office:value="0.5311004784689" calcext:value-type="float">
            <text:p>0.5311</text:p>
          </table:table-cell>
          <table:table-cell table:style-name="ce3" table:formula="of:=[.G92]/[.G$1]" office:value-type="float" office:value="0.937685459940653" calcext:value-type="float">
            <text:p>0.9377</text:p>
          </table:table-cell>
          <table:table-cell table:style-name="ce3" table:formula="of:=AVERAGE([.H92:.M92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45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93]/[.B$1]" office:value-type="float" office:value="0.89763779527559" calcext:value-type="float">
            <text:p>0.8976</text:p>
          </table:table-cell>
          <table:table-cell table:formula="of:=[.C93]/[.C$1]" office:value-type="float" office:value="0.111926605504587" calcext:value-type="float">
            <text:p>0.1119</text:p>
          </table:table-cell>
          <table:table-cell table:formula="of:=[.D93]/[.D$1]" office:value-type="float" office:value="0.875444839857651" calcext:value-type="float">
            <text:p>0.8754</text:p>
          </table:table-cell>
          <table:table-cell table:formula="of:=[.E93]/[.E$1]" office:value-type="float" office:value="0.694117647058823" calcext:value-type="float">
            <text:p>0.6941</text:p>
          </table:table-cell>
          <table:table-cell table:formula="of:=[.F93]/[.F$1]" office:value-type="float" office:value="0.397129186602871" calcext:value-type="float">
            <text:p>0.3971</text:p>
          </table:table-cell>
          <table:table-cell table:formula="of:=[.G93]/[.G$1]" office:value-type="float" office:value="0.90108803165183" calcext:value-type="float">
            <text:p>0.9011</text:p>
          </table:table-cell>
          <table:table-cell table:formula="of:=AVERAGE([.H93:.M93])" office:value-type="float" office:value="0.646224017658559" calcext:value-type="float">
            <text:p>0.6462</text:p>
          </table:table-cell>
        </table:table-row>
        <table:table-row table:style-name="ro1">
          <table:table-cell office:value-type="string" calcext:value-type="string">
            <text:p>Resultados caracterizador/45_-9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94]/[.B$1]" office:value-type="float" office:value="0.89763779527559" calcext:value-type="float">
            <text:p>0.8976</text:p>
          </table:table-cell>
          <table:table-cell table:style-name="ce3" table:formula="of:=[.C94]/[.C$1]" office:value-type="float" office:value="0.111926605504587" calcext:value-type="float">
            <text:p>0.1119</text:p>
          </table:table-cell>
          <table:table-cell table:style-name="ce3" table:formula="of:=[.D94]/[.D$1]" office:value-type="float" office:value="0.94306049822064" calcext:value-type="float">
            <text:p>0.9431</text:p>
          </table:table-cell>
          <table:table-cell table:style-name="ce3" table:formula="of:=[.E94]/[.E$1]" office:value-type="float" office:value="0.823529411764706" calcext:value-type="float">
            <text:p>0.8235</text:p>
          </table:table-cell>
          <table:table-cell table:style-name="ce3" table:formula="of:=[.F94]/[.F$1]" office:value-type="float" office:value="0.5311004784689" calcext:value-type="float">
            <text:p>0.5311</text:p>
          </table:table-cell>
          <table:table-cell table:style-name="ce3" table:formula="of:=[.G94]/[.G$1]" office:value-type="float" office:value="0.937685459940653" calcext:value-type="float">
            <text:p>0.9377</text:p>
          </table:table-cell>
          <table:table-cell table:style-name="ce3" table:formula="of:=AVERAGE([.H94:.M94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46_-10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95]/[.B$1]" office:value-type="float" office:value="0.89763779527559" calcext:value-type="float">
            <text:p>0.8976</text:p>
          </table:table-cell>
          <table:table-cell table:style-name="ce3" table:formula="of:=[.C95]/[.C$1]" office:value-type="float" office:value="0.111926605504587" calcext:value-type="float">
            <text:p>0.1119</text:p>
          </table:table-cell>
          <table:table-cell table:style-name="ce3" table:formula="of:=[.D95]/[.D$1]" office:value-type="float" office:value="0.94306049822064" calcext:value-type="float">
            <text:p>0.9431</text:p>
          </table:table-cell>
          <table:table-cell table:style-name="ce3" table:formula="of:=[.E95]/[.E$1]" office:value-type="float" office:value="0.823529411764706" calcext:value-type="float">
            <text:p>0.8235</text:p>
          </table:table-cell>
          <table:table-cell table:style-name="ce3" table:formula="of:=[.F95]/[.F$1]" office:value-type="float" office:value="0.5311004784689" calcext:value-type="float">
            <text:p>0.5311</text:p>
          </table:table-cell>
          <table:table-cell table:style-name="ce3" table:formula="of:=[.G95]/[.G$1]" office:value-type="float" office:value="0.937685459940653" calcext:value-type="float">
            <text:p>0.9377</text:p>
          </table:table-cell>
          <table:table-cell table:style-name="ce3" table:formula="of:=AVERAGE([.H95:.M95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46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96]/[.B$1]" office:value-type="float" office:value="0.89763779527559" calcext:value-type="float">
            <text:p>0.8976</text:p>
          </table:table-cell>
          <table:table-cell table:formula="of:=[.C96]/[.C$1]" office:value-type="float" office:value="0.111926605504587" calcext:value-type="float">
            <text:p>0.1119</text:p>
          </table:table-cell>
          <table:table-cell table:formula="of:=[.D96]/[.D$1]" office:value-type="float" office:value="0.875444839857651" calcext:value-type="float">
            <text:p>0.8754</text:p>
          </table:table-cell>
          <table:table-cell table:formula="of:=[.E96]/[.E$1]" office:value-type="float" office:value="0.694117647058823" calcext:value-type="float">
            <text:p>0.6941</text:p>
          </table:table-cell>
          <table:table-cell table:formula="of:=[.F96]/[.F$1]" office:value-type="float" office:value="0.397129186602871" calcext:value-type="float">
            <text:p>0.3971</text:p>
          </table:table-cell>
          <table:table-cell table:formula="of:=[.G96]/[.G$1]" office:value-type="float" office:value="0.90108803165183" calcext:value-type="float">
            <text:p>0.9011</text:p>
          </table:table-cell>
          <table:table-cell table:formula="of:=AVERAGE([.H96:.M96])" office:value-type="float" office:value="0.646224017658559" calcext:value-type="float">
            <text:p>0.6462</text:p>
          </table:table-cell>
        </table:table-row>
        <table:table-row table:style-name="ro1">
          <table:table-cell office:value-type="string" calcext:value-type="string">
            <text:p>Resultados caracterizador/47_-10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97]/[.B$1]" office:value-type="float" office:value="0.89763779527559" calcext:value-type="float">
            <text:p>0.8976</text:p>
          </table:table-cell>
          <table:table-cell table:style-name="ce3" table:formula="of:=[.C97]/[.C$1]" office:value-type="float" office:value="0.111926605504587" calcext:value-type="float">
            <text:p>0.1119</text:p>
          </table:table-cell>
          <table:table-cell table:style-name="ce3" table:formula="of:=[.D97]/[.D$1]" office:value-type="float" office:value="0.94306049822064" calcext:value-type="float">
            <text:p>0.9431</text:p>
          </table:table-cell>
          <table:table-cell table:style-name="ce3" table:formula="of:=[.E97]/[.E$1]" office:value-type="float" office:value="0.823529411764706" calcext:value-type="float">
            <text:p>0.8235</text:p>
          </table:table-cell>
          <table:table-cell table:style-name="ce3" table:formula="of:=[.F97]/[.F$1]" office:value-type="float" office:value="0.5311004784689" calcext:value-type="float">
            <text:p>0.5311</text:p>
          </table:table-cell>
          <table:table-cell table:style-name="ce3" table:formula="of:=[.G97]/[.G$1]" office:value-type="float" office:value="0.937685459940653" calcext:value-type="float">
            <text:p>0.9377</text:p>
          </table:table-cell>
          <table:table-cell table:style-name="ce3" table:formula="of:=AVERAGE([.H97:.M97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47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98]/[.B$1]" office:value-type="float" office:value="0.89763779527559" calcext:value-type="float">
            <text:p>0.8976</text:p>
          </table:table-cell>
          <table:table-cell table:formula="of:=[.C98]/[.C$1]" office:value-type="float" office:value="0.111926605504587" calcext:value-type="float">
            <text:p>0.1119</text:p>
          </table:table-cell>
          <table:table-cell table:formula="of:=[.D98]/[.D$1]" office:value-type="float" office:value="0.875444839857651" calcext:value-type="float">
            <text:p>0.8754</text:p>
          </table:table-cell>
          <table:table-cell table:formula="of:=[.E98]/[.E$1]" office:value-type="float" office:value="0.694117647058823" calcext:value-type="float">
            <text:p>0.6941</text:p>
          </table:table-cell>
          <table:table-cell table:formula="of:=[.F98]/[.F$1]" office:value-type="float" office:value="0.397129186602871" calcext:value-type="float">
            <text:p>0.3971</text:p>
          </table:table-cell>
          <table:table-cell table:formula="of:=[.G98]/[.G$1]" office:value-type="float" office:value="0.90108803165183" calcext:value-type="float">
            <text:p>0.9011</text:p>
          </table:table-cell>
          <table:table-cell table:formula="of:=AVERAGE([.H98:.M98])" office:value-type="float" office:value="0.646224017658559" calcext:value-type="float">
            <text:p>0.6462</text:p>
          </table:table-cell>
        </table:table-row>
        <table:table-row table:style-name="ro1">
          <table:table-cell office:value-type="string" calcext:value-type="string">
            <text:p>Resultados caracterizador/48_-10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99]/[.B$1]" office:value-type="float" office:value="0.89763779527559" calcext:value-type="float">
            <text:p>0.8976</text:p>
          </table:table-cell>
          <table:table-cell table:style-name="ce3" table:formula="of:=[.C99]/[.C$1]" office:value-type="float" office:value="0.111926605504587" calcext:value-type="float">
            <text:p>0.1119</text:p>
          </table:table-cell>
          <table:table-cell table:style-name="ce3" table:formula="of:=[.D99]/[.D$1]" office:value-type="float" office:value="0.94306049822064" calcext:value-type="float">
            <text:p>0.9431</text:p>
          </table:table-cell>
          <table:table-cell table:style-name="ce3" table:formula="of:=[.E99]/[.E$1]" office:value-type="float" office:value="0.823529411764706" calcext:value-type="float">
            <text:p>0.8235</text:p>
          </table:table-cell>
          <table:table-cell table:style-name="ce3" table:formula="of:=[.F99]/[.F$1]" office:value-type="float" office:value="0.5311004784689" calcext:value-type="float">
            <text:p>0.5311</text:p>
          </table:table-cell>
          <table:table-cell table:style-name="ce3" table:formula="of:=[.G99]/[.G$1]" office:value-type="float" office:value="0.937685459940653" calcext:value-type="float">
            <text:p>0.9377</text:p>
          </table:table-cell>
          <table:table-cell table:style-name="ce3" table:formula="of:=AVERAGE([.H99:.M99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48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100]/[.B$1]" office:value-type="float" office:value="0.89763779527559" calcext:value-type="float">
            <text:p>0.8976</text:p>
          </table:table-cell>
          <table:table-cell table:formula="of:=[.C100]/[.C$1]" office:value-type="float" office:value="0.111926605504587" calcext:value-type="float">
            <text:p>0.1119</text:p>
          </table:table-cell>
          <table:table-cell table:formula="of:=[.D100]/[.D$1]" office:value-type="float" office:value="0.875444839857651" calcext:value-type="float">
            <text:p>0.8754</text:p>
          </table:table-cell>
          <table:table-cell table:formula="of:=[.E100]/[.E$1]" office:value-type="float" office:value="0.694117647058823" calcext:value-type="float">
            <text:p>0.6941</text:p>
          </table:table-cell>
          <table:table-cell table:formula="of:=[.F100]/[.F$1]" office:value-type="float" office:value="0.397129186602871" calcext:value-type="float">
            <text:p>0.3971</text:p>
          </table:table-cell>
          <table:table-cell table:formula="of:=[.G100]/[.G$1]" office:value-type="float" office:value="0.90108803165183" calcext:value-type="float">
            <text:p>0.9011</text:p>
          </table:table-cell>
          <table:table-cell table:formula="of:=AVERAGE([.H100:.M100])" office:value-type="float" office:value="0.646224017658559" calcext:value-type="float">
            <text:p>0.6462</text:p>
          </table:table-cell>
        </table:table-row>
        <table:table-row table:style-name="ro1">
          <table:table-cell office:value-type="string" calcext:value-type="string">
            <text:p>Resultados caracterizador/49_-10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101]/[.B$1]" office:value-type="float" office:value="0.89763779527559" calcext:value-type="float">
            <text:p>0.8976</text:p>
          </table:table-cell>
          <table:table-cell table:style-name="ce3" table:formula="of:=[.C101]/[.C$1]" office:value-type="float" office:value="0.111926605504587" calcext:value-type="float">
            <text:p>0.1119</text:p>
          </table:table-cell>
          <table:table-cell table:style-name="ce3" table:formula="of:=[.D101]/[.D$1]" office:value-type="float" office:value="0.94306049822064" calcext:value-type="float">
            <text:p>0.9431</text:p>
          </table:table-cell>
          <table:table-cell table:style-name="ce3" table:formula="of:=[.E101]/[.E$1]" office:value-type="float" office:value="0.823529411764706" calcext:value-type="float">
            <text:p>0.8235</text:p>
          </table:table-cell>
          <table:table-cell table:style-name="ce3" table:formula="of:=[.F101]/[.F$1]" office:value-type="float" office:value="0.5311004784689" calcext:value-type="float">
            <text:p>0.5311</text:p>
          </table:table-cell>
          <table:table-cell table:style-name="ce3" table:formula="of:=[.G101]/[.G$1]" office:value-type="float" office:value="0.937685459940653" calcext:value-type="float">
            <text:p>0.9377</text:p>
          </table:table-cell>
          <table:table-cell table:style-name="ce3" table:formula="of:=AVERAGE([.H101:.M101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49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102]/[.B$1]" office:value-type="float" office:value="0.89763779527559" calcext:value-type="float">
            <text:p>0.8976</text:p>
          </table:table-cell>
          <table:table-cell table:formula="of:=[.C102]/[.C$1]" office:value-type="float" office:value="0.111926605504587" calcext:value-type="float">
            <text:p>0.1119</text:p>
          </table:table-cell>
          <table:table-cell table:formula="of:=[.D102]/[.D$1]" office:value-type="float" office:value="0.875444839857651" calcext:value-type="float">
            <text:p>0.8754</text:p>
          </table:table-cell>
          <table:table-cell table:formula="of:=[.E102]/[.E$1]" office:value-type="float" office:value="0.694117647058823" calcext:value-type="float">
            <text:p>0.6941</text:p>
          </table:table-cell>
          <table:table-cell table:formula="of:=[.F102]/[.F$1]" office:value-type="float" office:value="0.397129186602871" calcext:value-type="float">
            <text:p>0.3971</text:p>
          </table:table-cell>
          <table:table-cell table:formula="of:=[.G102]/[.G$1]" office:value-type="float" office:value="0.90108803165183" calcext:value-type="float">
            <text:p>0.9011</text:p>
          </table:table-cell>
          <table:table-cell table:formula="of:=AVERAGE([.H102:.M102])" office:value-type="float" office:value="0.646224017658559" calcext:value-type="float">
            <text:p>0.6462</text:p>
          </table:table-cell>
        </table:table-row>
        <table:table-row table:style-name="ro1">
          <table:table-cell office:value-type="string" calcext:value-type="string">
            <text:p>Resultados caracterizador/50_-10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48" calcext:value-type="float">
            <text:p>948</text:p>
          </table:table-cell>
          <table:table-cell table:style-name="ce3" table:formula="of:=[.B103]/[.B$1]" office:value-type="float" office:value="0.89763779527559" calcext:value-type="float">
            <text:p>0.8976</text:p>
          </table:table-cell>
          <table:table-cell table:style-name="ce3" table:formula="of:=[.C103]/[.C$1]" office:value-type="float" office:value="0.111926605504587" calcext:value-type="float">
            <text:p>0.1119</text:p>
          </table:table-cell>
          <table:table-cell table:style-name="ce3" table:formula="of:=[.D103]/[.D$1]" office:value-type="float" office:value="0.94306049822064" calcext:value-type="float">
            <text:p>0.9431</text:p>
          </table:table-cell>
          <table:table-cell table:style-name="ce3" table:formula="of:=[.E103]/[.E$1]" office:value-type="float" office:value="0.823529411764706" calcext:value-type="float">
            <text:p>0.8235</text:p>
          </table:table-cell>
          <table:table-cell table:style-name="ce3" table:formula="of:=[.F103]/[.F$1]" office:value-type="float" office:value="0.5311004784689" calcext:value-type="float">
            <text:p>0.5311</text:p>
          </table:table-cell>
          <table:table-cell table:style-name="ce3" table:formula="of:=[.G103]/[.G$1]" office:value-type="float" office:value="0.937685459940653" calcext:value-type="float">
            <text:p>0.9377</text:p>
          </table:table-cell>
          <table:table-cell table:style-name="ce3" table:formula="of:=AVERAGE([.H103:.M103])" office:value-type="float" office:value="0.707490041529179" calcext:value-type="float">
            <text:p>0.7075</text:p>
          </table:table-cell>
        </table:table-row>
        <table:table-row table:style-name="ro1">
          <table:table-cell office:value-type="string" calcext:value-type="string">
            <text:p>Resultados caracterizador/50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104]/[.B$1]" office:value-type="float" office:value="0.89763779527559" calcext:value-type="float">
            <text:p>0.8976</text:p>
          </table:table-cell>
          <table:table-cell table:formula="of:=[.C104]/[.C$1]" office:value-type="float" office:value="0.111926605504587" calcext:value-type="float">
            <text:p>0.1119</text:p>
          </table:table-cell>
          <table:table-cell table:formula="of:=[.D104]/[.D$1]" office:value-type="float" office:value="0.875444839857651" calcext:value-type="float">
            <text:p>0.8754</text:p>
          </table:table-cell>
          <table:table-cell table:formula="of:=[.E104]/[.E$1]" office:value-type="float" office:value="0.694117647058823" calcext:value-type="float">
            <text:p>0.6941</text:p>
          </table:table-cell>
          <table:table-cell table:formula="of:=[.F104]/[.F$1]" office:value-type="float" office:value="0.397129186602871" calcext:value-type="float">
            <text:p>0.3971</text:p>
          </table:table-cell>
          <table:table-cell table:formula="of:=[.G104]/[.G$1]" office:value-type="float" office:value="0.90108803165183" calcext:value-type="float">
            <text:p>0.9011</text:p>
          </table:table-cell>
          <table:table-cell table:formula="of:=AVERAGE([.H104:.M104])" office:value-type="float" office:value="0.646224017658559" calcext:value-type="float">
            <text:p>0.6462</text:p>
          </table:table-cell>
        </table:table-row>
        <table:table-row table:style-name="ro1">
          <table:table-cell office:value-type="string" calcext:value-type="string">
            <text:p>Resultados caracterizador/51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105]/[.B$1]" office:value-type="float" office:value="0.89763779527559" calcext:value-type="float">
            <text:p>0.8976</text:p>
          </table:table-cell>
          <table:table-cell table:formula="of:=[.C105]/[.C$1]" office:value-type="float" office:value="0.111926605504587" calcext:value-type="float">
            <text:p>0.1119</text:p>
          </table:table-cell>
          <table:table-cell table:formula="of:=[.D105]/[.D$1]" office:value-type="float" office:value="0.875444839857651" calcext:value-type="float">
            <text:p>0.8754</text:p>
          </table:table-cell>
          <table:table-cell table:formula="of:=[.E105]/[.E$1]" office:value-type="float" office:value="0.694117647058823" calcext:value-type="float">
            <text:p>0.6941</text:p>
          </table:table-cell>
          <table:table-cell table:formula="of:=[.F105]/[.F$1]" office:value-type="float" office:value="0.397129186602871" calcext:value-type="float">
            <text:p>0.3971</text:p>
          </table:table-cell>
          <table:table-cell table:formula="of:=[.G105]/[.G$1]" office:value-type="float" office:value="0.90108803165183" calcext:value-type="float">
            <text:p>0.9011</text:p>
          </table:table-cell>
          <table:table-cell table:formula="of:=AVERAGE([.H105:.M105])" office:value-type="float" office:value="0.646224017658559" calcext:value-type="float">
            <text:p>0.6462</text:p>
          </table:table-cell>
        </table:table-row>
        <table:table-row table:style-name="ro1">
          <table:table-cell office:value-type="string" calcext:value-type="string">
            <text:p>Resultados caracterizador/52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106]/[.B$1]" office:value-type="float" office:value="0.89763779527559" calcext:value-type="float">
            <text:p>0.8976</text:p>
          </table:table-cell>
          <table:table-cell table:formula="of:=[.C106]/[.C$1]" office:value-type="float" office:value="0.111926605504587" calcext:value-type="float">
            <text:p>0.1119</text:p>
          </table:table-cell>
          <table:table-cell table:formula="of:=[.D106]/[.D$1]" office:value-type="float" office:value="0.875444839857651" calcext:value-type="float">
            <text:p>0.8754</text:p>
          </table:table-cell>
          <table:table-cell table:formula="of:=[.E106]/[.E$1]" office:value-type="float" office:value="0.694117647058823" calcext:value-type="float">
            <text:p>0.6941</text:p>
          </table:table-cell>
          <table:table-cell table:formula="of:=[.F106]/[.F$1]" office:value-type="float" office:value="0.397129186602871" calcext:value-type="float">
            <text:p>0.3971</text:p>
          </table:table-cell>
          <table:table-cell table:formula="of:=[.G106]/[.G$1]" office:value-type="float" office:value="0.90108803165183" calcext:value-type="float">
            <text:p>0.9011</text:p>
          </table:table-cell>
          <table:table-cell table:formula="of:=AVERAGE([.H106:.M106])" office:value-type="float" office:value="0.646224017658559" calcext:value-type="float">
            <text:p>0.6462</text:p>
          </table:table-cell>
        </table:table-row>
        <table:table-row table:style-name="ro1">
          <table:table-cell office:value-type="string" calcext:value-type="string">
            <text:p>Resultados caracterizador/53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107]/[.B$1]" office:value-type="float" office:value="0.89763779527559" calcext:value-type="float">
            <text:p>0.8976</text:p>
          </table:table-cell>
          <table:table-cell table:formula="of:=[.C107]/[.C$1]" office:value-type="float" office:value="0.111926605504587" calcext:value-type="float">
            <text:p>0.1119</text:p>
          </table:table-cell>
          <table:table-cell table:formula="of:=[.D107]/[.D$1]" office:value-type="float" office:value="0.875444839857651" calcext:value-type="float">
            <text:p>0.8754</text:p>
          </table:table-cell>
          <table:table-cell table:formula="of:=[.E107]/[.E$1]" office:value-type="float" office:value="0.694117647058823" calcext:value-type="float">
            <text:p>0.6941</text:p>
          </table:table-cell>
          <table:table-cell table:formula="of:=[.F107]/[.F$1]" office:value-type="float" office:value="0.397129186602871" calcext:value-type="float">
            <text:p>0.3971</text:p>
          </table:table-cell>
          <table:table-cell table:formula="of:=[.G107]/[.G$1]" office:value-type="float" office:value="0.90108803165183" calcext:value-type="float">
            <text:p>0.9011</text:p>
          </table:table-cell>
          <table:table-cell table:formula="of:=AVERAGE([.H107:.M107])" office:value-type="float" office:value="0.646224017658559" calcext:value-type="float">
            <text:p>0.6462</text:p>
          </table:table-cell>
        </table:table-row>
        <table:table-row table:style-name="ro1">
          <table:table-cell office:value-type="string" calcext:value-type="string">
            <text:p>Resultados caracterizador/54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108]/[.B$1]" office:value-type="float" office:value="0.89763779527559" calcext:value-type="float">
            <text:p>0.8976</text:p>
          </table:table-cell>
          <table:table-cell table:formula="of:=[.C108]/[.C$1]" office:value-type="float" office:value="0.111926605504587" calcext:value-type="float">
            <text:p>0.1119</text:p>
          </table:table-cell>
          <table:table-cell table:formula="of:=[.D108]/[.D$1]" office:value-type="float" office:value="0.875444839857651" calcext:value-type="float">
            <text:p>0.8754</text:p>
          </table:table-cell>
          <table:table-cell table:formula="of:=[.E108]/[.E$1]" office:value-type="float" office:value="0.694117647058823" calcext:value-type="float">
            <text:p>0.6941</text:p>
          </table:table-cell>
          <table:table-cell table:formula="of:=[.F108]/[.F$1]" office:value-type="float" office:value="0.397129186602871" calcext:value-type="float">
            <text:p>0.3971</text:p>
          </table:table-cell>
          <table:table-cell table:formula="of:=[.G108]/[.G$1]" office:value-type="float" office:value="0.90108803165183" calcext:value-type="float">
            <text:p>0.9011</text:p>
          </table:table-cell>
          <table:table-cell table:formula="of:=AVERAGE([.H108:.M108])" office:value-type="float" office:value="0.646224017658559" calcext:value-type="float">
            <text:p>0.6462</text:p>
          </table:table-cell>
        </table:table-row>
        <table:table-row table:style-name="ro1">
          <table:table-cell office:value-type="string" calcext:value-type="string">
            <text:p>Resultados caracterizador/55_-110.txt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911" calcext:value-type="float">
            <text:p>911</text:p>
          </table:table-cell>
          <table:table-cell table:formula="of:=[.B109]/[.B$1]" office:value-type="float" office:value="0.89763779527559" calcext:value-type="float">
            <text:p>0.8976</text:p>
          </table:table-cell>
          <table:table-cell table:formula="of:=[.C109]/[.C$1]" office:value-type="float" office:value="0.111926605504587" calcext:value-type="float">
            <text:p>0.1119</text:p>
          </table:table-cell>
          <table:table-cell table:formula="of:=[.D109]/[.D$1]" office:value-type="float" office:value="0.875444839857651" calcext:value-type="float">
            <text:p>0.8754</text:p>
          </table:table-cell>
          <table:table-cell table:formula="of:=[.E109]/[.E$1]" office:value-type="float" office:value="0.694117647058823" calcext:value-type="float">
            <text:p>0.6941</text:p>
          </table:table-cell>
          <table:table-cell table:formula="of:=[.F109]/[.F$1]" office:value-type="float" office:value="0.397129186602871" calcext:value-type="float">
            <text:p>0.3971</text:p>
          </table:table-cell>
          <table:table-cell table:formula="of:=[.G109]/[.G$1]" office:value-type="float" office:value="0.90108803165183" calcext:value-type="float">
            <text:p>0.9011</text:p>
          </table:table-cell>
          <table:table-cell table:formula="of:=AVERAGE([.H109:.M109])" office:value-type="float" office:value="0.646224017658559" calcext:value-type="float">
            <text:p>0.6462</text:p>
          </table:table-cell>
        </table:table-row>
        <table:table-row table:style-name="ro1">
          <table:table-cell table:number-columns-repeated="7"/>
          <table:table-cell table:formula="of:=MAX([.H2:.H109])" office:value-type="float" office:value="0.89763779527559" calcext:value-type="float">
            <text:p>0.8976</text:p>
          </table:table-cell>
          <table:table-cell table:formula="of:=MAX([.I2:.I109])" office:value-type="float" office:value="0.111926605504587" calcext:value-type="float">
            <text:p>0.1119</text:p>
          </table:table-cell>
          <table:table-cell table:formula="of:=MAX([.J2:.J109])" office:value-type="float" office:value="0.94306049822064" calcext:value-type="float">
            <text:p>0.9431</text:p>
          </table:table-cell>
          <table:table-cell table:formula="of:=MAX([.K2:.K109])" office:value-type="float" office:value="0.823529411764706" calcext:value-type="float">
            <text:p>0.8235</text:p>
          </table:table-cell>
          <table:table-cell table:formula="of:=MAX([.L2:.L109])" office:value-type="float" office:value="0.5311004784689" calcext:value-type="float">
            <text:p>0.5311</text:p>
          </table:table-cell>
          <table:table-cell table:formula="of:=MAX([.M2:.M109])" office:value-type="float" office:value="0.937685459940653" calcext:value-type="float">
            <text:p>0.9377</text:p>
          </table:table-cell>
          <table:table-cell table:formula="of:=MAX([.N2:.N109])" office:value-type="float" office:value="0.707490041529179" calcext:value-type="float">
            <text:p>0.7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dc:date>2015-12-27T22:50:02.070159389</dc:date>
    <meta:editing-duration>PT11M8S</meta:editing-duration>
    <meta:editing-cycles>7</meta:editing-cycles>
    <meta:document-statistic meta:table-count="1" meta:cell-count="1532" meta:object-count="0"/>
  </office:meta>
</office:document-meta>
</file>